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fill="solid" draw:fill-color="#e6e64c" draw:textarea-horizontal-align="center" draw:textarea-vertical-align="middle"/>
    </style:style>
    <style:style style:name="gr6" style:family="graphic" style:parent-style-name="standard">
      <style:graphic-properties draw:fill="solid" draw:fill-color="#00dcff" draw:textarea-horizontal-align="center" draw:textarea-vertical-align="middle"/>
    </style:style>
    <style:style style:name="gr7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1.05cm"/>
    </style:style>
    <style:style style:name="gr8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1.55cm"/>
    </style:style>
    <style:style style:name="gr9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draw:auto-grow-height="true" fo:min-height="11.411cm"/>
    </style:style>
    <style:style style:name="pr4" style:family="presentation" style:parent-style-name="lyt-cool-notes">
      <style:graphic-properties draw:fill-color="#ffffff" fo:min-height="11.16cm"/>
    </style:style>
    <style:style style:name="pr5" style:family="presentation" style:parent-style-name="lyt-cool-outline1">
      <style:graphic-properties draw:fill-color="#ffffff" fo:min-height="2cm"/>
    </style:style>
    <style:style style:name="pr6" style:family="presentation" style:parent-style-name="lyt-cool-outline1">
      <style:graphic-properties draw:fill-color="#ffffff" draw:auto-grow-height="true" fo:min-height="5.069cm"/>
    </style:style>
    <style:style style:name="pr7" style:family="presentation" style:parent-style-name="lyt-cool-outline1">
      <style:graphic-properties draw:fill-color="#ffffff" draw:auto-grow-height="true" fo:min-height="3.662cm"/>
    </style:style>
    <style:style style:name="pr8" style:family="presentation" style:parent-style-name="lyt-cool-outline1">
      <style:graphic-properties draw:fill-color="#ffffff" draw:auto-grow-height="true" fo:min-height="5cm"/>
    </style:style>
    <style:style style:name="pr9" style:family="presentation" style:parent-style-name="lyt-cool-outline1">
      <style:graphic-properties draw:fill-color="#ffffff" draw:auto-grow-height="true" fo:min-height="3.069cm"/>
    </style:style>
    <style:style style:name="pr10" style:family="presentation" style:parent-style-name="lyt-cool-outline1">
      <style:graphic-properties draw:fill-color="#ffffff" draw:auto-grow-height="true" fo:min-height="2.069cm"/>
    </style:style>
    <style:style style:name="pr11" style:family="presentation" style:parent-style-name="lyt-cool-outline1">
      <style:graphic-properties draw:fill-color="#ffffff" draw:auto-grow-height="true" fo:min-height="8.5cm"/>
    </style:style>
    <style:style style:name="pr12" style:family="presentation" style:parent-style-name="lyt-cool-outline1">
      <style:graphic-properties draw:fill-color="#ffffff" draw:auto-grow-height="true" fo:min-height="2.731cm"/>
    </style:style>
    <style:style style:name="pr13" style:family="presentation" style:parent-style-name="lyt-cool-outline1">
      <style:graphic-properties draw:fill-color="#ffffff" draw:auto-grow-height="true" fo:min-height="12.5cm"/>
    </style:style>
    <style:style style:name="pr14" style:family="presentation" style:parent-style-name="lyt-cool-outline1">
      <style:graphic-properties draw:fill-color="#ffffff" draw:auto-grow-height="true" fo:min-height="6.5cm"/>
    </style:style>
    <style:style style:name="pr15" style:family="presentation" style:parent-style-name="lyt-cool-outline1">
      <style:graphic-properties draw:fill-color="#ffffff" draw:auto-grow-height="true" fo:min-height="3.5cm"/>
    </style:style>
    <style:style style:name="pr16" style:family="presentation" style:parent-style-name="lyt-cool-outline1">
      <style:graphic-properties draw:fill-color="#ffffff" draw:auto-grow-height="true" fo:min-height="7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indent="0cm"/>
      <style:text-properties fo:font-size="24pt"/>
    </style:style>
    <style:style style:name="P7" style:family="paragraph">
      <style:paragraph-properties fo:margin-left="1.2cm" fo:margin-right="0cm" fo:text-indent="-0.9cm"/>
      <style:text-properties fo:font-size="26pt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1.2cm" fo:margin-right="0cm" fo:text-indent="-0.9cm"/>
      <style:text-properties fo:font-size="28pt"/>
    </style:style>
    <style:style style:name="P10" style:family="paragraph">
      <style:paragraph-properties fo:margin-left="1.2cm" fo:margin-right="0cm" fo:text-indent="-0.9cm"/>
      <style:text-properties fo:font-size="24pt"/>
    </style:style>
    <style:style style:name="P11" style:family="paragraph">
      <style:paragraph-properties fo:margin-left="2.4cm" fo:margin-right="0cm" text:enable-numbering="true" fo:text-indent="-0.8cm"/>
    </style:style>
    <style:style style:name="P12" style:family="paragraph">
      <style:paragraph-properties fo:margin-left="1.2cm" fo:margin-right="0cm" fo:text-indent="-0.9cm"/>
      <style:text-properties fo:font-size="32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text-align="center" fo:text-indent="0cm"/>
      <style:text-properties fo:font-size="14pt"/>
    </style:style>
    <style:style style:name="P17" style:family="paragraph">
      <style:paragraph-properties fo:margin-left="2.4cm" fo:margin-right="0cm" text:enable-numbering="false" fo:text-indent="-0.8cm"/>
    </style:style>
    <style:style style:name="T1" style:family="text">
      <style:text-properties fo:font-size="40pt"/>
    </style:style>
    <style:style style:name="T2" style:family="text">
      <style:text-properties fo:font-style="italic"/>
    </style:style>
    <style:style style:name="T3" style:family="text">
      <style:text-properties fo:font-size="26pt"/>
    </style:style>
    <style:style style:name="T4" style:family="text">
      <style:text-properties fo:font-style="italic" fo:font-weight="bold"/>
    </style:style>
    <style:style style:name="T5" style:family="text">
      <style:text-properties style:text-position="sub 58%" fo:font-style="italic" fo:font-weight="bold"/>
    </style:style>
    <style:style style:name="T6" style:family="text">
      <style:text-properties fo:font-size="32pt" fo:font-style="italic" fo:font-weight="bold"/>
    </style:style>
    <style:style style:name="T7" style:family="text">
      <style:text-properties style:text-position="sub 58%" fo:font-size="32pt" fo:font-style="italic" fo:font-weight="bold"/>
    </style:style>
    <style:style style:name="T8" style:family="text">
      <style:text-properties style:text-position="0% 100%" fo:font-style="italic" fo:font-weight="bold"/>
    </style:style>
    <style:style style:name="T9" style:family="text">
      <style:text-properties style:text-position="0% 100%" fo:font-style="normal" fo:font-weight="normal"/>
    </style:style>
    <style:style style:name="T10" style:family="text">
      <style:text-properties fo:font-size="28pt"/>
    </style:style>
    <style:style style:name="T11" style:family="text">
      <style:text-properties fo:font-size="28pt" fo:font-style="italic" fo:font-weight="bold"/>
    </style:style>
    <style:style style:name="T12" style:family="text">
      <style:text-properties fo:font-style="normal"/>
    </style:style>
    <style:style style:name="T13" style:family="text">
      <style:text-properties fo:font-size="28pt" fo:font-style="normal" fo:font-weight="normal"/>
    </style:style>
    <style:style style:name="T14" style:family="text">
      <style:text-properties fo:font-family="'Courier New'" style:font-family-generic="modern" style:font-pitch="fixed" fo:font-size="28pt"/>
    </style:style>
    <style:style style:name="T15" style:family="text">
      <style:text-properties fo:font-family="Albany" style:font-family-generic="swiss" fo:font-size="28pt"/>
    </style:style>
    <style:style style:name="T16" style:family="text">
      <style:text-properties fo:font-family="Albany" style:font-family-generic="swiss" fo:font-size="28pt" fo:font-weight="bold"/>
    </style:style>
    <style:style style:name="T17" style:family="text">
      <style:text-properties style:text-position="0% 100%" fo:font-family="Albany" style:font-family-generic="swiss" fo:font-size="28pt" fo:font-style="normal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18" style:family="text">
      <style:text-properties style:text-position="0% 100%" fo:font-family="Albany" style:font-family-generic="swiss" fo:font-size="28pt" fo:font-style="italic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19" style:family="text">
      <style:text-properties style:text-position="0% 100%" fo:font-family="Albany" style:font-family-generic="swiss" fo:font-size="28pt" fo:font-style="normal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0" style:family="text">
      <style:text-properties style:text-position="0% 100%" fo:font-family="Albany" style:font-family-generic="swiss" fo:font-size="32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1" style:family="text">
      <style:text-properties style:text-position="0% 100%" fo:font-family="Albany" style:font-family-generic="swiss" fo:font-size="32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2" style:family="text">
      <style:text-properties style:text-position="0% 100%" fo:font-family="Albany" style:font-family-generic="swiss" fo:font-size="32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3" style:family="text">
      <style:text-properties style:text-position="0% 100%" fo:font-family="Albany" style:font-family-generic="swiss" fo:font-size="32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4" style:family="text">
      <style:text-properties style:text-position="0% 100%" fo:font-family="Albany" style:font-family-generic="swiss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5" style:family="text">
      <style:text-properties style:text-position="0% 100%" fo:font-family="Albany" style:font-family-generic="swiss" fo:font-size="28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6" style:family="text">
      <style:text-properties style:text-position="0% 100%" fo:font-family="Albany" style:font-family-generic="swiss" fo:font-size="28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7" style:family="text">
      <style:text-properties style:text-position="0% 100%" fo:font-family="Albany" style:font-family-generic="swiss" fo:font-size="28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8" style:family="text">
      <style:text-properties style:text-position="super 58%" fo:font-family="Albany" style:font-family-generic="swiss" fo:font-size="28pt" fo:font-style="italic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9" style:family="text">
      <style:text-properties fo:font-size="28pt" fo:font-style="normal"/>
    </style:style>
    <style:style style:name="T30" style:family="text">
      <style:text-properties fo:font-size="28pt" fo:font-style="italic"/>
    </style:style>
    <style:style style:name="T31" style:family="text">
      <style:text-properties fo:font-size="28pt" fo:font-weight="bold"/>
    </style:style>
    <style:style style:name="T32" style:family="text">
      <style:text-properties fo:font-size="24pt"/>
    </style:style>
    <style:style style:name="T33" style:family="text">
      <style:text-properties fo:font-size="24pt" fo:font-style="italic"/>
    </style:style>
    <style:style style:name="T34" style:family="text">
      <style:text-properties fo:font-size="24pt" fo:font-style="normal"/>
    </style:style>
    <style:style style:name="T35" style:family="text">
      <style:text-properties fo:font-size="14pt" style:font-size-asian="18pt" style:font-size-complex="18pt"/>
    </style:style>
    <style:style style:name="T36" style:family="text">
      <style:text-properties fo:font-size="14pt"/>
    </style:style>
    <style:style style:name="T37" style:family="text">
      <style:text-properties style:text-underline-style="none"/>
    </style:style>
    <style:style style:name="T38" style:family="text">
      <style:text-properties fo:font-style="italic" style:text-underline-style="none"/>
    </style:style>
    <style:style style:name="T39" style:family="text">
      <style:text-properties fo:font-size="28pt" style:text-underline-style="none"/>
    </style:style>
    <style:style style:name="T40" style:family="text">
      <style:text-properties fo:font-family="'Courier New'" style:font-family-generic="modern" style:font-pitch="fixed" fo:font-size="28pt" style:text-underline-style="none"/>
    </style:style>
    <style:style style:name="T41" style:family="text">
      <style:text-properties fo:font-weight="bold"/>
    </style:style>
    <style:style style:name="T42" style:family="text">
      <style:text-properties fo:font-style="normal" fo:font-weight="bold"/>
    </style:style>
    <style:style style:name="T43" style:family="text">
      <style:text-properties style:text-position="sub 58%" fo:font-size="28pt" fo:font-style="italic"/>
    </style:style>
    <style:style style:name="T44" style:family="text">
      <style:text-properties fo:font-size="32pt" fo:font-style="normal"/>
    </style:style>
    <style:style style:name="T45" style:family="text">
      <style:text-properties fo:font-family="'Standard Symbols L'" style:font-style-name="Regular" style:font-pitch="variable" style:font-charset="x-symbol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46" style:family="text">
      <style:text-properties style:text-position="sub 58%" fo:font-family="Albany" style:font-style-name="Standard" style:font-family-generic="swiss" style:font-pitch="variable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47" style:family="text">
      <style:text-properties style:text-position="0% 100%" fo:font-family="Albany" style:font-style-name="Standard" style:font-family-generic="swiss" style:font-pitch="variable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48" style:family="text">
      <style:text-properties fo:font-size="28pt" style:text-underline-style="none" fo:font-weight="normal"/>
    </style:style>
    <style:style style:name="T49" style:family="text">
      <style:text-properties fo:font-family="'Courier New'" style:font-family-generic="modern" style:font-pitch="fixed" fo:font-size="28pt" style:text-underline-style="none" fo:font-weight="normal"/>
    </style:style>
    <style:style style:name="T50" style:family="text">
      <style:text-properties fo:font-size="28pt" fo:font-weight="normal"/>
    </style:style>
    <style:style style:name="T51" style:family="text">
      <style:text-properties fo:font-size="28pt" fo:font-style="italic" fo:font-weight="normal"/>
    </style:style>
    <style:style style:name="T52" style:family="text">
      <style:text-properties style:text-position="sub 58%" fo:font-size="28pt" fo:font-style="italic" fo:font-weight="normal"/>
    </style:style>
    <style:style style:name="T53" style:family="text">
      <style:text-properties fo:font-family="'Courier 10 Pitch'" style:font-pitch="fixed" fo:font-size="28pt" fo:font-weight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6cm" text:min-label-width="0.8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ME1: Measurement Equation</text:span><text:span text:style-name="T1"><text:line-break/></text:span><text:span text:style-name="T1">Of a (Polarized) Point Source</text:span></text:p>
          </draw:text-box>
        </draw:frame>
        <draw:frame presentation:style-name="pr2" draw:text-style-name="P3" draw:layer="layout" svg:width="23.912cm" svg:height="13.231cm" svg:x="2.5cm" svg:y="6.269cm" presentation:class="outline" presentation:user-transformed="true">
          <draw:text-box>
            <text:list text:style-name="L2">
              <text:list-item>
                <text:p text:style-name="P3">Objectives:</text:p>
              </text:list-item>
            </text:list>
            <text:list text:style-name="L2">
              <text:list-item>
                <text:p text:style-name="P4">Understanding the basic ME of a point source.</text:p>
              </text:list-item>
            </text:list>
            <text:list text:style-name="L2">
              <text:list-item>
                <text:p text:style-name="P4">Understanding how the <text:span text:style-name="T2">implicit MEs</text:span> of legacy packages map to the full ME.</text:p>
              </text:list-item>
            </text:list>
            <text:list text:style-name="L2">
              <text:list-item>
                <text:p text:style-name="P4">Aligning our terminology.</text:p>
              </text:list-item>
            </text:list>
            <text:list text:style-name="L2">
              <text:list-item>
                <text:p text:style-name="P5">Understanding how an ME can be implemented with MeqTrees.</text:p>
              </text:list-item>
            </text:list>
            <text:list text:style-name="L2">
              <text:list-item>
                <text:p text:style-name="P5">Learning to implement MEs for some basic observational effects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9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An Aperitif Of Physics:<text:line-break/>EM field propagation</text:p>
          </draw:text-box>
        </draw:frame>
        <draw:frame draw:style-name="gr2" draw:layer="layout" svg:width="26.5cm" svg:height="14.802cm" svg:x="1.5cm" svg:y="5.698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9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An Aperitif Of Physics:<text:line-break/>Coherency</text:p>
          </draw:text-box>
        </draw:frame>
        <draw:frame draw:style-name="gr2" draw:layer="layout" svg:width="26.004cm" svg:height="15.044cm" svg:x="1.496cm" svg:y="5.5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9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An Aperitif Of Physics:<text:line-break/>The M.E. Emerges</text:p>
          </draw:text-box>
        </draw:frame>
        <draw:frame draw:style-name="gr2" draw:layer="layout" svg:width="24.788cm" svg:height="15.288cm" svg:x="2.212cm" svg:y="5.21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And That's The Measurement Equation!</text:p>
          </draw:text-box>
        </draw:frame>
        <draw:frame draw:style-name="gr2" draw:layer="layout" svg:width="21.222cm" svg:height="4.029cm" svg:x="3.557cm" svg:y="10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7.204cm" svg:height="1.837cm" svg:x="9.486cm" svg:y="6.13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5" draw:text-style-name="P5" draw:layer="layout" svg:width="23.912cm" svg:height="2cm" svg:x="2cm" svg:y="8.5cm" presentation:class="outline" presentation:user-transformed="true">
          <draw:text-box>
            <text:list text:style-name="L2">
              <text:list-item>
                <text:p text:style-name="P5">Or in more pragmatic terms:</text:p>
              </text:list-item>
            </text:list>
          </draw:text-box>
        </draw:frame>
        <draw:frame presentation:style-name="pr5" draw:text-style-name="P7" draw:layer="layout" svg:width="23.912cm" svg:height="3.202cm" svg:x="2cm" svg:y="16.5cm" presentation:class="outline" presentation:user-transformed="true">
          <draw:text-box>
            <text:list text:style-name="L2">
              <text:list-item>
                <text:p text:style-name="P5"><text:span text:style-name="T3">NB: it is also possible to write the ME with a circular polarization basis (RR, LL, etc.) We'll use linear polarization throughout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9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Accumulating Jones Terms</text:p>
          </draw:text-box>
        </draw:frame>
        <draw:frame draw:style-name="gr2" draw:layer="layout" svg:width="19.308cm" svg:height="8.091cm" svg:x="4.5cm" svg:y="7.909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Jones' Anatomy</text:p>
          </draw:text-box>
        </draw:frame>
        <draw:frame presentation:style-name="pr2" draw:text-style-name="P5" draw:layer="layout" svg:width="25.542cm" svg:height="14.254cm" svg:x="1.958cm" svg:y="5.838cm" presentation:class="outline" presentation:user-transformed="true">
          <draw:text-box>
            <text:list text:style-name="L2">
              <text:list-item>
                <text:p text:style-name="P5"><text:s/><text:span text:style-name="T4">J</text:span><text:span text:style-name="T5">p</text:span> is “cumulative”: more effects correspond to additional multiplicative Jones terms.</text:p>
              </text:list-item>
            </text:list>
            <text:list text:style-name="L2">
              <text:list-item>
                <text:p text:style-name="P5">Therefore, the “total” <text:s/><text:span text:style-name="T6">J</text:span><text:span text:style-name="T7">p</text:span><text:span text:style-name="T5"> <text:s/></text:span>is a matrix product of a <text:span text:style-name="T2">“Jones chain”</text:span> of individual effects:<text:line-break/> <text:tab/> <text:s text:c="5"/><text:span text:style-name="T4">J</text:span><text:span text:style-name="T5">p <text:s/></text:span><text:span text:style-name="T8">= J</text:span><text:span text:style-name="T5">pn <text:s/></text:span><text:span text:style-name="T8">J</text:span><text:span text:style-name="T5">pn-1</text:span><text:span text:style-name="T8"> ... </text:span><text:span text:style-name="T5"><text:s/></text:span><text:span text:style-name="T8">J</text:span><text:span text:style-name="T5">p1</text:span></text:p>
              </text:list-item>
            </text:list>
            <text:list text:style-name="L2">
              <text:list-item>
                <text:p text:style-name="P5"><text:span text:style-name="T9">The order of the </text:span><text:span text:style-name="T8">J</text:span><text:span text:style-name="T9"> terms corresponds to the physical order of the effects. In general, the terms don't commute!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great?</text:p>
          </draw:text-box>
        </draw:frame>
        <draw:frame presentation:style-name="pr6" draw:text-style-name="P9" draw:layer="layout" svg:width="23.912cm" svg:height="13.765cm" svg:x="2.5cm" svg:y="6cm" presentation:class="outline" presentation:user-transformed="true">
          <draw:text-box>
            <text:list text:style-name="L2">
              <text:list-item>
                <text:p text:style-name="P5"><text:span text:style-name="T10">A complete and mathematically elegant framework for describing all kinds of signal propagation effects.</text:span></text:p>
              </text:list-item>
            </text:list>
            <text:list text:style-name="L2">
              <text:list-item>
                <text:p text:style-name="P5"><text:span text:style-name="T10">...including those at the antenna, e.g.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10">beam, antenna ga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0">dipole ro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0">receptor cross-leakag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0">Effortlessly incorporates polarization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10">think in terms of a </text:span><text:span text:style-name="T11">B</text:span><text:span text:style-name="T10"> matrix and never worry about polarization again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0">Applies with equal ease to heterogeneous arrays, by using different Jones chain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even greater?</text:p>
          </draw:text-box>
        </draw:frame>
        <draw:frame presentation:style-name="pr7" draw:text-style-name="P5" draw:layer="layout" svg:width="23.912cm" svg:height="3.662cm" svg:x="2.058cm" svg:y="5.838cm" presentation:class="outline" presentation:user-transformed="true">
          <draw:text-box>
            <text:list text:style-name="L2">
              <text:list-item>
                <text:p text:style-name="P5">Most effects have a very simple Jones representation:</text:p>
              </text:list-item>
            </text:list>
          </draw:text-box>
        </draw:frame>
        <draw:frame draw:style-name="gr2" draw:layer="layout" svg:width="1.999cm" svg:height="0.999cm" svg:x="13.027cm" svg:y="11.2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1.174cm" svg:height="10.055cm" svg:x="3.098cm" svg:y="9.5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E ME ME</text:p>
          </draw:text-box>
        </draw:frame>
        <draw:frame presentation:style-name="pr2" draw:text-style-name="P5" draw:layer="layout" svg:width="23.912cm" svg:height="13.231cm" svg:x="2.058cm" svg:y="5.838cm" presentation:class="outline">
          <draw:text-box>
            <text:list text:style-name="L2">
              <text:list-item>
                <text:p text:style-name="P5">The general formulation above is <text:span text:style-name="T2">“The Measurement Equation”.</text:span></text:p>
              </text:list-item>
            </text:list>
            <text:list text:style-name="L2">
              <text:list-item>
                <text:p text:style-name="P5">When we want to simulate a specific instrument, we put specific Jones terms into the ME, and derive <text:span text:style-name="T2">a measurement equation</text:span><text:span text:style-name="T12"> for that instrument.</text:span></text:p>
              </text:list-item>
            </text:list>
            <text:list text:style-name="L2">
              <text:list-item>
                <text:p text:style-name="P5"><text:span text:style-name="T12">We then </text:span><text:span text:style-name="T2">implement</text:span><text:span text:style-name="T12"> that specific m.e. in software (e.g. with MeqTrees)</text:span></text:p>
              </text:list-item>
            </text:list>
            <text:list text:style-name="L2">
              <text:list-item>
                <text:p text:style-name="P5"><text:span text:style-name="T12">Existing packages implicitly use specific m.e.'s of their own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Observing a point source<text:line-break/>with a perfect instrument</text:p>
          </draw:text-box>
        </draw:frame>
        <draw:frame presentation:style-name="pr8" draw:text-style-name="P10" draw:layer="layout" svg:width="23.912cm" svg:height="5cm" svg:x="2.5cm" svg:y="21.5cm" presentation:class="outline" presentation:placeholder="true" presentation:user-transformed="true">
          <draw:text-box/>
        </draw:frame>
        <draw:frame draw:style-name="gr2" draw:layer="layout" svg:width="0.2cm" svg:height="0.494cm" svg:x="12.963cm" svg:y="10.0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5.362cm" svg:height="15.197cm" svg:x="1.638cm" svg:y="5.303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The (familiar?)<text:line-break/>scalar case</text:p>
          </draw:text-box>
        </draw:frame>
        <draw:frame presentation:style-name="pr9" draw:text-style-name="P5" draw:layer="layout" svg:width="23.912cm" svg:height="3.069cm" svg:x="2cm" svg:y="22.431cm" presentation:class="outline" presentation:placeholder="true" presentation:user-transformed="true">
          <draw:text-box/>
        </draw:frame>
        <draw:frame draw:style-name="gr2" draw:layer="layout" svg:width="20.319cm" svg:height="14.095cm" svg:x="4cm" svg:y="6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The (familiar?)<text:line-break/>scalar case</text:p>
          </draw:text-box>
        </draw:frame>
        <draw:frame draw:style-name="gr2" draw:layer="layout" svg:width="9.977cm" svg:height="10.624cm" svg:x="8.523cm" svg:y="6.876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Some Thoughts On The Nature Of <text:span text:style-name="T4">K</text:span></text:p>
          </draw:text-box>
        </draw:frame>
        <draw:frame presentation:style-name="pr2" draw:text-style-name="P9" draw:layer="layout" svg:width="23.912cm" svg:height="13.765cm" svg:x="2.058cm" svg:y="5.838cm" presentation:class="outline" presentation:user-transformed="true">
          <draw:text-box>
            <text:list text:style-name="L2">
              <text:list-item>
                <text:p text:style-name="P5"><text:span text:style-name="T13">The phase term is traditionally considered separately; however, it fits the Jones formalism well.</text:span></text:p>
              </text:list-item>
            </text:list>
            <text:list text:style-name="L2">
              <text:list-item>
                <text:p text:style-name="P5"><text:span text:style-name="T11">K</text:span><text:span text:style-name="T10"> combines two physical effect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10">pathlength differe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0">time delay (i.e. fringe stopping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0">Scalar matrices commute with everything, so we're allowed to “merge” these two effects. We're also free to shift the resulting </text:span><text:span text:style-name="T11">K</text:span><text:span text:style-name="T13">'s</text:span><text:span text:style-name="T10"> to any convenient position in the ME.</text:span></text:p>
              </text:list-item>
            </text:list>
            <text:list text:style-name="L2">
              <text:list-item>
                <text:p text:style-name="P4"><text:span text:style-name="T11">K</text:span><text:span text:style-name="T10"> is scalar only for co-located receivers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>moral: keep your dipoles together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Matrix Multiplication</text:p>
          </draw:text-box>
        </draw:frame>
        <draw:frame presentation:style-name="pr10" draw:text-style-name="P9" draw:layer="layout" svg:width="23.912cm" svg:height="5.736cm" svg:x="2.088cm" svg:y="10cm" presentation:class="outline" presentation:user-transformed="true">
          <draw:text-box>
            <text:list text:style-name="L2">
              <text:list-item>
                <text:p text:style-name="P5"><text:span text:style-name="T10">See </text:span><text:span text:style-name="T14">Day2/demo1-predict-ps.py</text:span></text:p>
              </text:list-item>
            </text:list>
            <text:list text:style-name="L2">
              <text:list-item>
                <text:p text:style-name="P5"><text:span text:style-name="T15">The </text:span><text:span text:style-name="T16">Meq.MatrixMultiply</text:span><text:span text:style-name="T15"> node implements matrix multiplication.</text:span></text:p>
              </text:list-item>
            </text:list>
            <text:list text:style-name="L2">
              <text:list-item>
                <text:p text:style-name="P5"><text:span text:style-name="T17">We repeat this for all interferometers (all </text:span><text:span text:style-name="T18">p-q</text:span><text:span text:style-name="T17"> pairs), in a </text:span><text:span text:style-name="T19">for</text:span><text:span text:style-name="T17"> loop.</text:span></text:p>
              </text:list-item>
            </text:list>
          </draw:text-box>
        </draw:frame>
        <draw:frame draw:style-name="gr2" draw:layer="layout" svg:width="7.868cm" svg:height="1.806cm" svg:x="9.632cm" svg:y="6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Creating a B Matrix</text:p>
          </draw:text-box>
        </draw:frame>
        <draw:frame presentation:style-name="pr10" draw:text-style-name="P12" draw:layer="layout" svg:width="23.912cm" svg:height="5.269cm" svg:x="2.588cm" svg:y="11.669cm" presentation:class="outline" presentation:user-transformed="true">
          <draw:text-box>
            <text:list text:style-name="L2">
              <text:list-item>
                <text:p text:style-name="P5"><text:span text:style-name="T20">The </text:span><text:span text:style-name="T21">Meq.Matrix22</text:span><text:span text:style-name="T20"> shortcut creates a matrix from four children (using a <text:s/></text:span><text:span text:style-name="T21">Meq.Composer</text:span><text:span text:style-name="T20"> node).</text:span></text:p>
              </text:list-item>
            </text:list>
            <text:list text:style-name="L2">
              <text:list-item>
                <text:p text:style-name="P5"><text:span text:style-name="T22">IQUV</text:span><text:span text:style-name="T23">'s</text:span><text:span text:style-name="T20"> will be hardwired (for now)</text:span></text:p>
              </text:list-item>
            </text:list>
          </draw:text-box>
        </draw:frame>
        <draw:frame draw:style-name="gr2" draw:layer="layout" svg:width="11.65cm" svg:height="3.877cm" svg:x="8.5cm" svg:y="6.123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VisPhaseShift</text:p>
          </draw:text-box>
        </draw:frame>
        <draw:frame presentation:style-name="pr11" draw:text-style-name="P9" draw:layer="layout" svg:width="23.912cm" svg:height="10.354cm" svg:x="2.588cm" svg:y="9.5cm" presentation:class="outline" presentation:user-transformed="true">
          <draw:text-box>
            <text:list text:style-name="L2">
              <text:list-item>
                <text:p text:style-name="P5"><text:span text:style-name="T24">The </text:span><text:span text:style-name="T25">Meq.VisPhaseShift</text:span><text:span text:style-name="T24"> node computes the phase shift term above.</text:span></text:p>
              </text:list-item>
            </text:list>
            <text:list text:style-name="L2">
              <text:list-item>
                <text:p text:style-name="P5"><text:span text:style-name="T24">Takes two “vector” children for </text:span><text:span text:style-name="T26">uvw</text:span><text:span text:style-name="T27">'s</text:span><text:span text:style-name="T26"> </text:span><text:span text:style-name="T27">(in meters)</text:span><text:span text:style-name="T24"> and </text:span><text:span text:style-name="T26">lmn</text:span><text:span text:style-name="T27">'s</text:span><text:span text:style-name="T24">.</text:span></text:p>
              </text:list-item>
            </text:list>
            <text:list text:style-name="L2">
              <text:list-item>
                <text:p text:style-name="P5"><text:span text:style-name="T24">The </text:span><text:span text:style-name="T25">Meq.ConjTranspose</text:span><text:span text:style-name="T24"> shortcut implements the “</text:span><text:span text:style-name="T28">†</text:span><text:span text:style-name="T17">” operation.</text:span></text:p>
              </text:list-item>
            </text:list>
            <text:list text:style-name="L2">
              <text:list-item>
                <text:p text:style-name="P5"><text:span text:style-name="T24">We can explicitly form up an </text:span><text:span text:style-name="T26">(l,m,n-1)</text:span><text:span text:style-name="T24"> vector using a </text:span><text:span text:style-name="T25">Meq.Composer</text:span><text:span text:style-name="T24"> node.</text:span></text:p>
              </text:list-item>
            </text:list>
            <text:list text:style-name="L2">
              <text:list-item>
                <text:p text:style-name="P5"><text:span text:style-name="T24">But where do we get the uvw's?</text:span></text:p>
              </text:list-item>
            </text:list>
          </draw:text-box>
        </draw:frame>
        <draw:frame draw:style-name="gr2" draw:layer="layout" svg:width="19.967cm" svg:height="2.177cm" svg:x="4.5cm" svg:y="6.323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Building a Tree:<text:line-break/>Where to get meta-data?</text:p>
          </draw:text-box>
        </draw:frame>
        <draw:frame presentation:style-name="pr2" draw:text-style-name="P9" draw:layer="layout" svg:width="24.912cm" svg:height="13.765cm" svg:x="2cm" svg:y="6.088cm" presentation:class="outline" presentation:user-transformed="true">
          <draw:text-box>
            <text:list text:style-name="L2">
              <text:list-item>
                <text:p text:style-name="P3"><text:span text:style-name="T29">Where do </text:span><text:span text:style-name="T30">uvw'</text:span><text:span text:style-name="T29">s come from?</text:span></text:p>
              </text:list-item>
            </text:list>
            <text:list text:style-name="L2">
              <text:list-item>
                <text:p text:style-name="P4"><text:span text:style-name="T30">uvw</text:span><text:span text:style-name="T10">'s can be computed by a </text:span><text:span text:style-name="T31">Meq.UVW</text:span><text:span text:style-name="T10"> node.</text:span></text:p>
              </text:list-item>
            </text:list>
            <text:list text:style-name="L2">
              <text:list-item>
                <text:p text:style-name="P4"><text:span text:style-name="T10">This requires antenna positions, time, and the phase centre RA/Dec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10">time: comes from the MS grid (via the reques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0">phase centre RA/Dec: from MS sub-tab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0">antenna positions: from MS sub-table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0">Don't want to hard-code them, else our script will be tied to a particular MS.</text:span></text:p>
              </text:list-item>
            </text:list>
            <text:list text:style-name="L2">
              <text:list-item>
                <text:p text:style-name="P5"><text:span text:style-name="T10">Need a way to get observational parameters from the MS and put them into the tre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Building a Tree:<text:line-break/>Attaching an init-script</text:p>
          </draw:text-box>
        </draw:frame>
        <draw:frame presentation:style-name="pr2" draw:text-style-name="P10" draw:layer="layout" svg:width="25.5cm" svg:height="13.231cm" svg:x="1.5cm" svg:y="6cm" presentation:class="outline" presentation:user-transformed="true">
          <draw:text-box>
            <text:list text:style-name="L2">
              <text:list-item>
                <text:p text:style-name="P5"><text:span text:style-name="T32">An </text:span><text:span text:style-name="T33">init-script</text:span><text:span text:style-name="T32"> is a Python script that is executed </text:span><text:span text:style-name="T33">on the kernel side</text:span><text:span text:style-name="T32"> by the VisDataMux node. The script is specified as part of the I/O request.</text:span></text:p>
              </text:list-item>
            </text:list>
            <text:list text:style-name="L2">
              <text:list-item>
                <text:p text:style-name="P5"><text:span text:style-name="T32">It can provide a </text:span><text:span text:style-name="T33">MS header handler </text:span><text:span text:style-name="T34">(among other things).</text:span></text:p>
              </text:list-item>
            </text:list>
            <text:list text:style-name="L2">
              <text:list-item>
                <text:p text:style-name="P5"><text:span text:style-name="T34">The MS header contains all observational parameters.</text:span></text:p>
              </text:list-item>
            </text:list>
            <text:list text:style-name="L2">
              <text:list-item>
                <text:p text:style-name="P5"><text:span text:style-name="T32">The header handler can put the required values into “placeholder” nodes (finding them by name).</text:span></text:p>
              </text:list-item>
            </text:list>
            <text:list text:style-name="L2">
              <text:list-item>
                <text:p text:style-name="P5"><text:span text:style-name="T32">The same script can be used for all trees, as long as <text:s/>our placeholder nodes follow the same naming convention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2">i.e. “ra0”, “dec0” for phase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2">“</text:span><text:span text:style-name="T32">x0”, “y0”, “z0” for array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2">“</text:span><text:span text:style-name="T32">x:</text:span><text:span text:style-name="T33">i</text:span><text:span text:style-name="T32">”, “y:</text:span><text:span text:style-name="T33">i</text:span><text:span text:style-name="T32">”, “z:</text:span><text:span text:style-name="T33">i</text:span><text:span text:style-name="T32">” for position of antenna #</text:span><text:span text:style-name="T33">i</text:span><text:span text:style-name="T32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Building a Tree:<text:line-break/>Writing the data</text:p>
          </draw:text-box>
        </draw:frame>
        <draw:frame presentation:style-name="pr12" draw:text-style-name="P9" draw:layer="layout" svg:width="25.5cm" svg:height="4.589cm" svg:x="2cm" svg:y="6.411cm" presentation:class="outline" presentation:user-transformed="true">
          <draw:text-box>
            <text:list text:style-name="L2">
              <text:list-item>
                <text:p text:style-name="P5"><text:span text:style-name="T31">VisTile</text:span><text:span text:style-name="T10"> is an intermediate </text:span><text:span text:style-name="T30">uv</text:span><text:span text:style-name="T10"> data layer (don't want to be locked into MSs forever...)</text:span></text:p>
              </text:list-item>
            </text:list>
            <text:list text:style-name="L2">
              <text:list-item>
                <text:p text:style-name="P5"><text:span text:style-name="T10">The I/O record maps MS columns to VisTile</text:span></text:p>
              </text:list-item>
            </text:list>
            <text:list text:style-name="L2">
              <text:list-item>
                <text:p text:style-name="P5"><text:span text:style-name="T10">Sinks &amp; Spigots map tile columns to trees</text:span></text:p>
              </text:list-item>
            </text:list>
          </draw:text-box>
        </draw:frame>
        <draw:g>
          <draw:rect draw:style-name="gr3" draw:text-style-name="P14" draw:layer="layout" svg:width="5.5cm" svg:height="1.5cm" draw:transform="rotate (1.5707963267946) translate (3cm 19.5cm)">
            <text:p text:style-name="P13"><text:span text:style-name="T35">DATA</text:span></text:p>
          </draw:rect>
          <draw:rect draw:style-name="gr3" draw:text-style-name="P15" draw:layer="layout" svg:width="6cm" svg:height="1.5cm" svg:x="3cm" svg:y="12.5cm">
            <text:p text:style-name="P13">MS columns</text:p>
          </draw:rect>
          <draw:rect draw:style-name="gr3" draw:text-style-name="P14" draw:layer="layout" svg:width="5.5cm" svg:height="1.5cm" draw:transform="rotate (1.5707963267946) translate (4.5cm 19.5cm)">
            <text:p text:style-name="P13"><text:span text:style-name="T35">MODEL_DATA</text:span></text:p>
          </draw:rect>
          <draw:rect draw:style-name="gr3" draw:text-style-name="P14" draw:layer="layout" svg:width="5.5cm" svg:height="1.5cm" draw:transform="rotate (1.5707963267946) translate (6cm 19.5cm)">
            <text:p text:style-name="P13"><text:span text:style-name="T35">CORRECTED_DATA</text:span></text:p>
          </draw:rect>
          <draw:rect draw:style-name="gr4" draw:text-style-name="P14" draw:layer="layout" svg:width="5.5cm" svg:height="1.5cm" draw:transform="rotate (1.5707963267946) translate (7.5cm 19.5cm)">
            <text:p text:style-name="P13"><text:span text:style-name="T35">??</text:span></text:p>
          </draw:rect>
        </draw:g>
        <draw:g>
          <draw:rect draw:style-name="gr5" draw:text-style-name="P13" draw:layer="layout" svg:width="4.5cm" svg:height="1.5cm" svg:x="12.5cm" svg:y="12.5cm">
            <text:p text:style-name="P13">VisTile</text:p>
          </draw:rect>
          <draw:rect draw:style-name="gr5" draw:text-style-name="P14" draw:layer="layout" svg:width="5.5cm" svg:height="1.5cm" draw:transform="rotate (1.5707963267946) translate (12.5cm 19.5cm)">
            <text:p text:style-name="P13"><text:span text:style-name="T35">DATA</text:span></text:p>
          </draw:rect>
          <draw:rect draw:style-name="gr5" draw:text-style-name="P14" draw:layer="layout" svg:width="5.5cm" svg:height="1.5cm" draw:transform="rotate (1.5707963267946) translate (14cm 19.5cm)">
            <text:p text:style-name="P13"><text:span text:style-name="T35">PREDICT</text:span></text:p>
          </draw:rect>
          <draw:rect draw:style-name="gr5" draw:text-style-name="P14" draw:layer="layout" svg:width="5.5cm" svg:height="1.5cm" draw:transform="rotate (1.5707963267946) translate (15.5cm 19.5cm)">
            <text:p text:style-name="P13"><text:span text:style-name="T35">RESIDUALS</text:span></text:p>
          </draw:rect>
        </draw:g>
        <draw:rect draw:style-name="gr6" draw:text-style-name="P13" draw:layer="layout" svg:width="4.5cm" svg:height="1.5cm" svg:x="21cm" svg:y="13.5cm">
          <text:p text:style-name="P13">Spigot</text:p>
        </draw:rect>
        <draw:rect draw:style-name="gr6" draw:text-style-name="P13" draw:layer="layout" svg:width="4.5cm" svg:height="1.5cm" svg:x="21cm" svg:y="17cm">
          <text:p text:style-name="P13">Sink</text:p>
        </draw:rect>
        <draw:line draw:style-name="gr7" draw:text-style-name="P14" draw:layer="layout" svg:x1="3.5cm" svg:y1="15cm" svg:x2="13.5cm" svg:y2="15cm">
          <text:p text:style-name="P13"><text:span text:style-name="T35">req.input</text:span></text:p>
        </draw:line>
        <draw:line draw:style-name="gr8" draw:text-style-name="P16" draw:layer="layout" svg:x1="5cm" svg:y1="18.5cm" svg:x2="14.5cm" svg:y2="18.5cm">
          <text:p text:style-name="P13"><text:span text:style-name="T36">req.output</text:span></text:p>
        </draw:line>
        <draw:line draw:style-name="gr9" draw:text-style-name="P16" draw:layer="layout" svg:x1="13.5cm" svg:y1="14.5cm" svg:x2="21cm" svg:y2="14.5cm">
          <text:p text:style-name="P13"><text:span text:style-name="T36">Spigot</text:span><text:span text:style-name="T36"><text:line-break/></text:span><text:span text:style-name="T36">init</text:span></text:p>
        </draw:line>
        <draw:line draw:style-name="gr10" draw:text-style-name="P16" draw:layer="layout" svg:x1="14.5cm" svg:y1="18cm" svg:x2="21cm" svg:y2="18cm">
          <text:p text:style-name="P13"><text:span text:style-name="T36">Sink</text:span><text:span text:style-name="T36"><text:line-break/></text:span><text:span text:style-name="T36">init</text:span></text:p>
        </draw:lin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Ready!</text:p>
          </draw:text-box>
        </draw:frame>
        <draw:frame presentation:style-name="pr2" draw:text-style-name="P5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Run the tree by selecting “test forest”</text:p>
              </text:list-item>
            </text:list>
            <text:list text:style-name="L2">
              <text:list-item>
                <text:p text:style-name="P4">Now we want to make an image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TDL Jobs: <text:line-break/>Doing other useful stuff</text:p>
          </draw:text-box>
        </draw:frame>
        <draw:frame presentation:style-name="pr2" draw:text-style-name="P5" draw:layer="layout" svg:width="23.912cm" svg:height="13.808cm" svg:x="2.088cm" svg:y="6.269cm" presentation:class="outline" presentation:user-transformed="true">
          <draw:text-box>
            <text:list text:style-name="L2">
              <text:list-item>
                <text:p text:style-name="P4">_test_forest() is a “TDL job”.</text:p>
              </text:list-item>
            </text:list>
            <text:list text:style-name="L2">
              <text:list-item>
                <text:p text:style-name="P4">More jobs can be added by defining functions called <text:span text:style-name="T37">_tdl_job_</text:span><text:span text:style-name="T38">foo</text:span><text:span text:style-name="T37">(), all these will be automatically placed into the “Exec” menu.</text:span></text:p>
              </text:list-item>
            </text:list>
            <text:list text:style-name="L2">
              <text:list-item>
                <text:p text:style-name="P4"><text:span text:style-name="T37">Jobs can contain arbitrary Python code...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37">...including calling the shell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7">...e.g. to run Glish and call the AIPS++ imager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9">See </text:span><text:span text:style-name="T40">Day2/demo2-predict-ps-image.py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Introducing Gain Errors</text:p>
          </draw:text-box>
        </draw:frame>
        <draw:frame presentation:style-name="pr10" draw:text-style-name="P5" draw:layer="layout" svg:width="23.912cm" svg:height="2.069cm" svg:x="2cm" svg:y="20.431cm" presentation:class="outline" presentation:placeholder="true" presentation:user-transformed="true">
          <draw:text-box/>
        </draw:frame>
        <draw:frame draw:style-name="gr2" draw:layer="layout" svg:width="11.384cm" svg:height="13.898cm" svg:x="7.991cm" svg:y="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Building a Tree With Gains</text:p>
          </draw:text-box>
        </draw:frame>
        <draw:frame presentation:style-name="pr2" draw:text-style-name="P5" draw:layer="layout" svg:width="23.912cm" svg:height="13.638cm" svg:x="2.088cm" svg:y="6.269cm" presentation:class="outline" presentation:user-transformed="true">
          <draw:text-box>
            <text:list text:style-name="L2">
              <text:list-item>
                <text:p text:style-name="P5"><text:span text:style-name="T39">See </text:span><text:span text:style-name="T40">Day2/demo3-predict-ps-gain.py</text:span></text:p>
              </text:list-item>
            </text:list>
            <text:list text:style-name="L2">
              <text:list-item>
                <text:p text:style-name="P4">It's trivial to add extra children to <text:span text:style-name="T41">Meq.MatrixMultiply.</text:span></text:p>
              </text:list-item>
            </text:list>
            <text:list text:style-name="L2">
              <text:list-item>
                <text:p text:style-name="P4">The biggest effort is actually figuring out what numbers to plug in.</text:p>
              </text:list-item>
            </text:list>
            <text:list text:style-name="L2">
              <text:list-item>
                <text:list>
                  <text:list-item>
                    <text:p text:style-name="P11">depends on your simulation objectiv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Jan has a framework for setting up err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could also come from a parameter DB, or from FITS images/tables.</text:p>
                  </text:list-item>
                </text:list>
              </text:list-item>
            </text:list>
            <text:list text:style-name="L2">
              <text:list-item>
                <text:p text:style-name="P4">For now, let's assign a random, time-variable gain to each antenna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Time Variability <text:line-break/>On the Cheap</text:p>
          </draw:text-box>
        </draw:frame>
        <draw:frame presentation:style-name="pr13" draw:text-style-name="P5" draw:layer="layout" svg:width="23.912cm" svg:height="12.5cm" svg:x="2.088cm" svg:y="7cm" presentation:class="outline" presentation:user-transformed="true">
          <draw:text-box>
            <text:list text:style-name="L2">
              <text:list-item>
                <text:p text:style-name="P5">Remember that we get a “time grid” with each request.</text:p>
              </text:list-item>
            </text:list>
            <text:list text:style-name="L2">
              <text:list-item>
                <text:p text:style-name="P5">The <text:span text:style-name="T41">Meq.Time</text:span> node returns <text:span text:style-name="T2">f(t) = t</text:span></text:p>
              </text:list-item>
            </text:list>
            <text:list text:style-name="L2">
              <text:list-item>
                <text:p text:style-name="P5"><text:span text:style-name="T12">Combine with a </text:span><text:span text:style-name="T42">Meq.Sin</text:span><text:span text:style-name="T12"> node to compute something like </text:span><text:span text:style-name="T2">a*sin(b*t+c)</text:span></text:p>
              </text:list-item>
            </text:list>
            <text:list text:style-name="L2">
              <text:list-item>
                <text:p text:style-name="P5"><text:span text:style-name="T12">Generate random </text:span><text:span text:style-name="T2">a,b,c</text:span><text:span text:style-name="T12">'s per dipole (using Python's </text:span><text:span text:style-name="T42">random</text:span><text:span text:style-name="T12"> module)</text:span></text:p>
              </text:list-item>
            </text:list>
            <text:list text:style-name="L2">
              <text:list-item>
                <text:p text:style-name="P3"><text:span text:style-name="T12"/></text:p>
              </text:list-item>
            </text:list>
            <text:list text:style-name="L2">
              <text:list-item>
                <text:p text:style-name="P5"><text:span text:style-name="T12">Run the tree &amp; make a map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Some Performance Considerations</text:p>
          </draw:text-box>
        </draw:frame>
        <draw:frame presentation:style-name="pr14" draw:text-style-name="P9" draw:layer="layout" svg:width="23.912cm" svg:height="6.5cm" svg:x="3cm" svg:y="8cm" presentation:class="outline" presentation:user-transformed="true">
          <draw:text-box>
            <text:list text:style-name="L2">
              <text:list-item>
                <text:p text:style-name="P5"><text:span text:style-name="T10">This does </text:span><text:span text:style-name="T30">N</text:span><text:span text:style-name="T43">time</text:span><text:span text:style-name="T10">x</text:span><text:span text:style-name="T30">N</text:span><text:span text:style-name="T43">freq</text:span><text:span text:style-name="T10">x4 individual matrix multiplications.</text:span></text:p>
              </text:list-item>
            </text:list>
            <text:list text:style-name="L2">
              <text:list-item>
                <text:p text:style-name="P5"><text:span text:style-name="T11">B</text:span><text:span text:style-name="T29"> is constant, </text:span><text:span text:style-name="T11">G</text:span><text:span text:style-name="T29">'s are variable in time, and </text:span><text:span text:style-name="T11">K</text:span><text:span text:style-name="T29">'s are variable in time-freq.</text:span></text:p>
              </text:list-item>
            </text:list>
            <text:list text:style-name="L2">
              <text:list-item>
                <text:p text:style-name="P5"><text:span text:style-name="T29">If we reorder the terms as follows:</text:span></text:p>
              </text:list-item>
            </text:list>
          </draw:text-box>
        </draw:frame>
        <draw:frame draw:style-name="gr2" draw:layer="layout" svg:width="9.518cm" svg:height="1.503cm" svg:x="9.482cm" svg:y="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10.251cm" svg:height="1.503cm" svg:x="9cm" svg:y="14.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15" draw:text-style-name="P5" draw:layer="layout" svg:width="23.912cm" svg:height="3.5cm" svg:x="3cm" svg:y="17cm" presentation:class="outline" presentation:user-transformed="true">
          <draw:text-box>
            <text:p text:style-name="P5"/>
          </draw:text-box>
        </draw:frame>
        <draw:frame presentation:style-name="pr16" draw:text-style-name="P9" draw:layer="layout" svg:width="23.912cm" svg:height="7.5cm" svg:x="3cm" svg:y="17cm" presentation:class="outline" presentation:user-transformed="true">
          <draw:text-box>
            <text:list text:style-name="L4">
              <text:list-item>
                <text:p text:style-name="P17"><text:span text:style-name="T10">we end up with </text:span><text:span text:style-name="T30">N</text:span><text:span text:style-name="T43">freq</text:span><text:span text:style-name="T10">x2 + </text:span><text:span text:style-name="T30">N</text:span><text:span text:style-name="T43">time</text:span><text:span text:style-name="T10">x</text:span><text:span text:style-name="T30">N</text:span><text:span text:style-name="T43">freq</text:span><text:span text:style-name="T10">x2 ops.</text:span></text:p>
              </text:list-item>
            </text:list>
            <text:list text:style-name="L2">
              <text:list-item>
                <text:p text:style-name="P5"><text:span text:style-name="T29">Is this a good idea?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To Quote Ancient Wisdom...</text:p>
          </draw:text-box>
        </draw:frame>
        <draw:frame presentation:style-name="pr14" draw:text-style-name="P9" draw:layer="layout" svg:width="23.912cm" svg:height="12.661cm" svg:x="2.588cm" svg:y="6cm" presentation:class="outline" presentation:user-transformed="true">
          <draw:text-box>
            <text:list text:style-name="L2">
              <text:list-item>
                <text:p text:style-name="P3"><text:span text:style-name="T30">“</text:span><text:span text:style-name="T30">Premature optimization is the at the root of all evil.”</text:span><text:span text:style-name="T10"> -- Donald Knuth</text:span></text:p>
              </text:list-item>
            </text:list>
            <text:list text:style-name="L2">
              <text:list-item>
                <text:p text:style-name="P3"><text:span text:style-name="T10"/></text:p>
              </text:list-item>
            </text:list>
            <text:list text:style-name="L2">
              <text:list-item>
                <text:p text:style-name="P5"><text:span text:style-name="T44">Don't worry about optimizing for calculations until you establish that performance is a problem...</text:span></text:p>
              </text:list-item>
            </text:list>
            <text:list text:style-name="L2">
              <text:list-item>
                <text:p text:style-name="P5"><text:span text:style-name="T44">...and where the problem lies.</text:span></text:p>
              </text:list-item>
            </text:list>
            <text:list text:style-name="L2">
              <text:list-item>
                <text:p text:style-name="P5"><text:span text:style-name="T44">Jones terms don't always commute, so think carefully before moving them around.</text:span></text:p>
              </text:list-item>
            </text:list>
          </draw:text-box>
        </draw:frame>
        <draw:frame presentation:style-name="pr15" draw:text-style-name="P5" draw:layer="layout" svg:width="23.912cm" svg:height="3.5cm" svg:x="3cm" svg:y="17cm" presentation:class="outline" presentation:user-transformed="true">
          <draw:text-box>
            <text:p text:style-name="P5"/>
          </draw:text-box>
        </draw:frame>
        <draw:frame presentation:style-name="pr16" draw:text-style-name="P9" draw:layer="layout" svg:width="23.912cm" svg:height="7.5cm" svg:x="3.088cm" svg:y="18cm" presentation:class="outline" presentation:user-transformed="true">
          <draw:text-box>
            <text:p text:style-name="P5"/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1:<text:line-break/>Instrumental Polarization</text:p>
          </draw:text-box>
        </draw:frame>
        <draw:frame presentation:style-name="pr10" draw:text-style-name="P9" draw:layer="layout" svg:width="23.912cm" svg:height="4.589cm" svg:x="2cm" svg:y="5.931cm" presentation:class="outline" presentation:user-transformed="true">
          <draw:text-box>
            <text:list text:style-name="L2">
              <text:list-item>
                <text:p text:style-name="P5"><text:span text:style-name="T39">Use </text:span><text:span text:style-name="T40">Day2/demo3-predict-ps-gain.py </text:span><text:span text:style-name="T10">as a starting point. </text:span></text:p>
              </text:list-item>
            </text:list>
            <text:list text:style-name="L2">
              <text:list-item>
                <text:p text:style-name="P5"><text:span text:style-name="T10">Make the source unpolarized, with </text:span><text:span text:style-name="T30">I</text:span><text:span text:style-name="T10">=1Jy.</text:span></text:p>
              </text:list-item>
            </text:list>
            <text:list text:style-name="L2">
              <text:list-item>
                <text:p text:style-name="P5"><text:span text:style-name="T10">Make the gains frequency-dependent:</text:span></text:p>
              </text:list-item>
            </text:list>
          </draw:text-box>
        </draw:frame>
        <draw:frame draw:style-name="gr2" draw:layer="layout" svg:width="16.264cm" svg:height="3.225cm" svg:x="6cm" svg:y="10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0" draw:text-style-name="P9" draw:layer="layout" svg:width="25.5cm" svg:height="4.159cm" svg:x="2cm" svg:y="14.5cm" presentation:class="outline" presentation:user-transformed="true">
          <draw:text-box>
            <text:list text:style-name="L2">
              <text:list-item>
                <text:p text:style-name="P5"><text:span text:style-name="T10">Pick random </text:span><text:span text:style-name="T30">a</text:span><text:span text:style-name="T43">p</text:span><text:span text:style-name="T10">'s in the range [1e-10,5e-9]</text:span></text:p>
              </text:list-item>
            </text:list>
            <text:list text:style-name="L2">
              <text:list-item>
                <text:p text:style-name="P5"><text:span text:style-name="T10">Use </text:span><text:span text:style-name="T45"></text:span><text:span text:style-name="T46">0</text:span><text:span text:style-name="T10">=800MHz (8e+8)</text:span><text:span text:style-name="T47">.</text:span></text:p>
              </text:list-item>
            </text:list>
            <text:list text:style-name="L2">
              <text:list-item>
                <text:p text:style-name="P5"><text:span text:style-name="T10">Produce a per-channel map of </text:span><text:span text:style-name="T30">Q</text:span><text:span text:style-name="T29"> flux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0" draw:text-style-name="P5" draw:layer="layout" svg:width="23.912cm" svg:height="5.269cm" svg:x="2cm" svg:y="5.931cm" presentation:class="outline" presentation:user-transformed="true">
          <draw:text-box>
            <text:list text:style-name="L2">
              <text:list-item>
                <text:p text:style-name="P5">A “perfect” instrument has an equatorial mount, i.e. stationary sky.</text:p>
              </text:list-item>
            </text:list>
            <text:list text:style-name="L2">
              <text:list-item>
                <text:p text:style-name="P5">With an alt-az mount, the sky rotates relative to each antenna.</text:p>
              </text:list-item>
            </text:list>
          </draw:text-box>
        </draw:frame>
        <draw:frame draw:style-name="gr2" draw:layer="layout" svg:width="14.749cm" svg:height="7.359cm" svg:x="7.144cm" svg:y="11.7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0" draw:text-style-name="P9" draw:layer="layout" svg:width="23.912cm" svg:height="10.324cm" svg:x="2.5cm" svg:y="5.5cm" presentation:class="outline" presentation:user-transformed="true">
          <draw:text-box>
            <text:list text:style-name="L2">
              <text:list-item>
                <text:p text:style-name="P5"><text:span text:style-name="T48">Use </text:span><text:span text:style-name="T49">Day2/demo3-predict-ps-gain.py </text:span><text:span text:style-name="T50">as a starting point. </text:span></text:p>
              </text:list-item>
            </text:list>
            <text:list text:style-name="L2">
              <text:list-item>
                <text:p text:style-name="P5"><text:span text:style-name="T50">Reset all gains to 1, make source unpolarized, with </text:span><text:span text:style-name="T51">I</text:span><text:span text:style-name="T50">=1Jy.</text:span></text:p>
              </text:list-item>
            </text:list>
            <text:list text:style-name="L2">
              <text:list-item>
                <text:p text:style-name="P5"><text:span text:style-name="T50">Add a </text:span><text:span text:style-name="T11">P</text:span><text:span text:style-name="T50"> term to model sky rotation.</text:span></text:p>
              </text:list-item>
            </text:list>
            <text:list text:style-name="L2">
              <text:list-item>
                <text:p text:style-name="P5"><text:span text:style-name="T50">Produce MFS maps of </text:span><text:span text:style-name="T51">U</text:span><text:span text:style-name="T50"> and </text:span><text:span text:style-name="T51">V</text:span><text:span text:style-name="T50"> flux.</text:span></text:p>
              </text:list-item>
            </text:list>
            <text:list text:style-name="L2">
              <text:list-item>
                <text:p text:style-name="P5"><text:span text:style-name="T50">Hint: </text:span><text:span text:style-name="T31">Meq.ParAngle</text:span><text:span text:style-name="T50"> computes the P.A. as a function of time. It expects one child, supplying an </text:span><text:span text:style-name="T51">xyz </text:span><text:span text:style-name="T13">position vector.</text:span><text:span text:style-name="T31"> </text:span></text:p>
              </text:list-item>
            </text:list>
          </draw:text-box>
        </draw:frame>
        <draw:frame draw:style-name="gr2" draw:layer="layout" svg:width="12.242cm" svg:height="4.118cm" svg:x="7.258cm" svg:y="16.38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4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3:<text:line-break/>A Moving Source</text:p>
          </draw:text-box>
        </draw:frame>
        <draw:frame presentation:style-name="pr10" draw:text-style-name="P9" draw:layer="layout" svg:width="23.912cm" svg:height="3.442cm" svg:x="2.5cm" svg:y="5.5cm" presentation:class="outline" presentation:user-transformed="true">
          <draw:text-box>
            <text:list text:style-name="L2">
              <text:list-item>
                <text:p text:style-name="P5"><text:span text:style-name="T48">Use </text:span><text:span text:style-name="T49">Day2/demo2-predict-ps-image.py </text:span><text:span text:style-name="T50">as a starting point. </text:span></text:p>
              </text:list-item>
            </text:list>
            <text:list text:style-name="L2">
              <text:list-item>
                <text:p text:style-name="P5"><text:span text:style-name="T50">Make the source move:</text:span><text:span text:style-name="T31"> </text:span></text:p>
              </text:list-item>
            </text:list>
          </draw:text-box>
        </draw:frame>
        <draw:frame draw:style-name="gr2" draw:layer="layout" svg:width="13.544cm" svg:height="4.577cm" svg:x="7cm" svg:y="9.92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0" draw:text-style-name="P9" draw:layer="layout" svg:width="23.912cm" svg:height="3.758cm" svg:x="2.5cm" svg:y="15.5cm" presentation:class="outline" presentation:user-transformed="true">
          <draw:text-box>
            <text:list text:style-name="L2">
              <text:list-item>
                <text:p text:style-name="P5"><text:span text:style-name="T50">For </text:span><text:span text:style-name="T51">t</text:span><text:span text:style-name="T52">0</text:span><text:span text:style-name="T50">, create </text:span><text:span text:style-name="T53">ns.time0 &lt;&lt; Meq.Parm</text:span><text:span text:style-name="T50">;</text:span><text:span text:style-name="T50"><text:line-break/></text:span><text:span text:style-name="T50">(header script will initialize it for you.)</text:span></text:p>
              </text:list-item>
            </text:list>
            <text:list text:style-name="L2">
              <text:list-item>
                <text:p text:style-name="P5"><text:span text:style-name="T50">Produce an MFS map.</text:span><text:span text:style-name="T31"> 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3" draw:text-style-name="P6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31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 draw:page-number="2"/>
      <draw:page-thumbnail draw:layer="backgroundobjects" svg:width="5.938cm" svg:height="4.453cm" svg:x="20.79cm" svg:y="4.02cm" draw:page-number="3"/>
      <draw:page-thumbnail draw:layer="backgroundobjects" svg:width="5.938cm" svg:height="4.453cm" svg:x="2.97cm" svg:y="12.525cm" draw:page-number="4"/>
      <draw:page-thumbnail draw:layer="backgroundobjects" svg:width="5.938cm" svg:height="4.453cm" svg:x="11.88cm" svg:y="12.525cm" draw:page-number="5"/>
      <draw:page-thumbnail draw:layer="backgroundobjects" svg:width="5.938cm" svg:height="4.453cm" svg:x="20.79cm" svg:y="12.525cm" draw:page-number="6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09-15T16:37:37</meta:creation-date>
    <dc:date>2006-10-02T23:24:55</dc:date>
    <meta:print-date>2006-09-19T14:17:42</meta:print-date>
    <dc:language>en-US</dc:language>
    <meta:editing-cycles>40</meta:editing-cycles>
    <meta:editing-duration>P2DT7H11M15S</meta:editing-duration>
    <meta:user-defined meta:name="Info 1"/>
    <meta:user-defined meta:name="Info 2"/>
    <meta:user-defined meta:name="Info 3"/>
    <meta:user-defined meta:name="Info 4"/>
    <meta:document-statistic meta:object-count="18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enced math:open="" math:close="">
              <math:mtable>
                <math:mtr>
                  <math:mo math:stretchy="false">l</math:mo>
                </math:mtr>
                <math:mtr>
                  <math:mo math:stretchy="false">m</math:mo>
                </math:mtr>
              </math:mtable>
            </math:mfenced>
            <math:mo math:stretchy="false">=</math:mo>
            <math:mrow>
              <math:mfenced math:open="" math:close="">
                <math:mtable>
                  <math:mtr>
                    <math:msub>
                      <math:mo math:stretchy="false">l</math:mo>
                      <math:mn>0</math:mn>
                    </math:msub>
                  </math:mtr>
                  <math:mtr>
                    <math:msub>
                      <math:mo math:stretchy="false">m</math:mo>
                      <math:mn>0</math:mn>
                    </math:msub>
                  </math:mtr>
                </math:mtable>
              </math:mfenced>
              <math:mo math:stretchy="false"></math:mo>
              <math:mfenced math:open="" math:close="">
                <math:mtable>
                  <math:mtr>
                    <math:mover math:accent="true">
                      <math:mo math:stretchy="false">l</math:mo>
                      <math:mo math:stretchy="false">˙</math:mo>
                    </math:mover>
                  </math:mtr>
                  <math:mtr>
                    <math:mover math:accent="true">
                      <math:mo math:stretchy="false">m</math:mo>
                      <math:mo math:stretchy="false">˙</math:mo>
                    </math:mover>
                  </math:mtr>
                </math:mtable>
              </math:mfenced>
            </math:mrow>
          </math:mrow>
          <math:mrow>
            <math:mo math:stretchy="false"></math:mo>
            <math:mrow>
              <math:mi>t</math:mi>
              <math:mo math:stretchy="false">−</math:mo>
              <math:msub>
                <math:mi>t</math:mi>
                <math:mn>0</math:mn>
              </math:msub>
            </math:mrow>
            <math:mo math:stretchy="false"></math:mo>
          </math:mrow>
        </math:mrow>
      </math:mtr>
      <math:mtr>
        <math:mrow>
          <math:mrow>
            <math:mrow>
              <math:msub>
                <math:mo math:stretchy="false">l</math:mo>
                <math:mn>0</math:mn>
              </math:msub>
              <math:mo math:stretchy="false">=</math:mo>
              <math:msub>
                <math:mo math:stretchy="false">m</math:mo>
                <math:mn>0</math:mn>
              </math:msub>
            </math:mrow>
            <math:mo math:stretchy="false">=</math:mo>
            <math:mn>0,</math:mn>
          </math:mrow>
          <math:mi/>
          <math:mover math:accent="true">
            <math:mo math:stretchy="false">l</math:mo>
            <math:mo math:stretchy="false">˙</math:mo>
          </math:mover>
          <math:mi>,</math:mi>
          <math:mrow>
            <math:mover math:accent="true">
              <math:mo math:stretchy="false">m</math:mo>
              <math:mo math:stretchy="false">˙</math:mo>
            </math:mover>
            <math:mo math:stretchy="false">≈</math:mo>
            <math:mn>5</math:mn>
          </math:mrow>
          <math:mi>'</math:mi>
          <math:mrow>
            <math:mi>'</math:mi>
            <math:mo math:stretchy="false">/</math:mo>
            <math:mtext>hour</math:mtext>
          </math:mrow>
        </math:mrow>
      </math:mtr>
    </math:mtable>
    <math:annotation math:encoding="StarMath 5.0">left ( stack{%l # %m} right ) = left ( stack{%l_0 # %m_0} right ) + left ( stack{dot %l # dot %m} right ) (t-t_0)  newline
%l_0=%m_0=0, ~~ dot %l, dot %m approx 5''/"hour" 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ain:</math:mtext>
          <math:mi/>
          <math:mrow>
            <math:mstyle math:fontweight="bold">
              <math:mrow>
                <math:mi>G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i>x</math:mi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i>y</math:mi>
                    </math:msub>
                  </math:mtd>
                </math:mtr>
              </math:mtable>
            </math:mfenced>
          </math:mrow>
          <math:mi/>
          <math:mtext>phase delay</math:mtext>
          <math:mi>:</math:mi>
          <math:mi/>
          <math:mrow>
            <math:mfenced math:open="" math:close="">
              <math:mtable>
                <math:mtr>
                  <math:mtd>
                    <math:msup>
                      <math:mi>e</math:mi>
                      <math:mrow>
                        <math:mrow>
                          <math:mo math:stretchy="false">−</math:mo>
                          <math:mo math:stretchy="false">i</math:mo>
                        </math:mrow>
                        <math:mo math:stretchy="false"></math:mo>
                      </math:mrow>
                    </math:msup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p>
                      <math:mi>e</math:mi>
                      <math:mrow>
                        <math:mrow>
                          <math:mo math:stretchy="false">−</math:mo>
                          <math:mo math:stretchy="false">i</math:mo>
                        </math:mrow>
                        <math:mo math:stretchy="false"></math:mo>
                      </math:mrow>
                    </math:msup>
                  </math:mtd>
                </math:mtr>
              </math:mtable>
            </math:mfenced>
            <math:mo math:stretchy="false">≡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o math:stretchy="false"></math:mo>
              </math:mrow>
            </math:msup>
          </math:mrow>
        </math:mrow>
      </math:mtr>
      <math:mtr>
        <math:mrow>
          <math:mrow>
            <math:mtext>rotation</math:mtext>
            <math:mi>:</math:mi>
            <math:mi/>
            <math:mrow>
              <math:mfenced math:open="" math:close="">
                <math:mtable>
                  <math:mtr>
                    <math:mtd>
                      <math:mrow>
                        <math:mi>cos</math:mi>
                        <math:mo math:stretchy="false"></math:mo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o math:stretchy="false"></math:mo>
                      </math:mrow>
                    </math:mtd>
                  </math:mtr>
                  <math:mtr>
                    <math:mtd>
                      <math:mrow>
                        <math:mi>sin</math:mi>
                        <math:mo math:stretchy="false"></math:mo>
                      </math:mrow>
                    </math:mtd>
                    <math:mtd>
                      <math:mrow>
                        <math:mi>cos</math:mi>
                        <math:mo math:stretchy="false"></math:mo>
                      </math:mrow>
                    </math:mtd>
                  </math:mtr>
                </math:mtable>
              </math:mfenced>
              <math:mo math:stretchy="false">≡</math:mo>
              <math:mtext>Rot</math:mtext>
            </math:mrow>
            <math:mrow>
              <math:mo math:stretchy="false"></math:mo>
              <math:mo math:stretchy="false"></math:mo>
              <math:mo math:stretchy="false"></math:mo>
            </math:mrow>
          </math:mrow>
        </math:mrow>
      </math:mtr>
      <math:mtr>
        <math:mrow>
          <math:mo math:stretchy="false">[</math:mo>
          <math:mrow>
            <math:mi/>
            <math:mtext>e.g. Faraday rotation</math:mtext>
            <math:mi>:</math:mi>
            <math:mi/>
            <math:mrow>
              <math:mstyle math:fontweight="bold">
                <math:mrow>
                  <math:mi>F</math:mi>
                </math:mrow>
              </math:mstyle>
              <math:mo math:stretchy="false">=</math:mo>
              <math:mtext>Rot</math:mtext>
            </math:mrow>
            <math:mrow>
              <math:mo math:stretchy="false"></math:mo>
              <math:mfrac>
                <math:mtext>RM</math:mtext>
                <math:msup>
                  <math:mo math:stretchy="false"></math:mo>
                  <math:mn>2</math:mn>
                </math:msup>
              </math:mfrac>
              <math:mo math:stretchy="false"></math:mo>
            </math:mrow>
            <math:mi/>
          </math:mrow>
          <math:mo math:stretchy="false">]</math:mo>
        </math:mrow>
      </math:mtr>
      <math:mtr>
        <math:mrow>
          <math:mrow>
            <math:mtext>receptor cross-leakage</math:mtext>
            <math:mi>:</math:mi>
            <math:mi/>
            <math:mrow>
              <math:mstyle math:fontweight="bold">
                <math:mrow>
                  <math:mi>D</math:mi>
                </math:mrow>
              </math:mstyle>
              <math:mo math:stretchy="false">=</math:mo>
              <math:mfenced math:open="" math:close="">
                <math:mtable>
                  <math:mtr>
                    <math:mtd>
                      <math:mn>1</math:mn>
                    </math:mtd>
                    <math:mtd>
                      <math:msub>
                        <math:mi>d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d</math:mi>
                        <math:mi math:fontstyle="italic">yx</math:mi>
                      </math:msub>
                    </math:mtd>
                    <math:mtd>
                      <math:mn>1</math:mn>
                    </math:mtd>
                  </math:mtr>
                </math:mtable>
              </math:mfenced>
            </math:mrow>
          </math:mrow>
        </math:mrow>
      </math:mtr>
    </math:mtable>
    <math:annotation math:encoding="StarMath 5.0">"gain:" ~ bold G =left ( matrix{g_x # 0 ## 0 # g_y} right ) ~~~~ 
"phase delay": ~ left ( matrix{e^{-%i %phi} # 0 ## 0 # e^{-%i %phi}} right ) equiv e^{-%i %phi} newline
alignc "rotation": ~ left ( matrix{ cos %gamma # -sin %gamma ## sin %gamma # cos%gamma } right ) equiv "Rot"(%gamma) newline
[ ~ "e.g. Faraday rotation": ~ bold F = "Rot"("RM" over %nu^2) ~ ] newline 
alignc "receptor cross-leakage": ~ bold D = left ( matrix{1 # d_{xy} ## d_{yx} # 1} right )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sub>
            <math:mstyle math:fontweight="bold">
              <math:mrow>
                <math:mi>G</math:mi>
              </math:mrow>
            </math:mstyle>
            <math:mi>p</math:mi>
          </math:msub>
          <math:mo math:stretchy="false">=</math:mo>
          <math:mfenced math:open="" math:close="">
            <math:mtable>
              <math:mtr>
                <math:mtd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td>
              </math:mtr>
            </math:mtable>
          </math:mfenced>
        </math:mrow>
      </math:mtr>
      <math:mtr/>
      <math:mtr>
        <math:mrow>
          <math:mstyle math:fontsize="24pt">
            <math:mrow>
              <math:mtext>or in scalar form: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x</math:mi>
                      <math:mi>,</math:mi>
                      <math:mi math:fontstyle="italic">pq</math:mi>
                    </math:mrow>
                  </math:msub>
                  <math:mo math:stretchy="false">=</math:mo>
                  <math:mrow>
                    <math:mo math:stretchy="false"></math:mo>
                    <math:mrow>
                      <math:mi>I</math:mi>
                      <math:mo math:stretchy="false"></math:mo>
                      <math:mi>Q</math:mi>
                    </math:mrow>
                    <math:mo math:stretchy="false"></math:mo>
                  </math:mrow>
                </math:mrow>
                <math:msub>
                  <math:mi>g</math:mi>
                  <math:mrow>
                    <math:mi>x</math:mi>
                    <math:mi>,</math:mi>
                    <math:mi>p</math:mi>
                  </math:mrow>
                </math:msub>
                <math:msub>
                  <math:mover math:accent="true">
                    <math:mi>g</math:mi>
                    <math:mo math:stretchy="false"></math:mo>
                  </math:mover>
                  <math:mrow>
                    <math:mi>x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y</math:mi>
                      <math:mi>,</math:mi>
                      <math:mi math:fontstyle="italic">pq</math:mi>
                    </math:mrow>
                  </math:msub>
                  <math:mo math:stretchy="false">=</math:mo>
                  <math:mrow>
                    <math:mo math:stretchy="false"></math:mo>
                    <math:mrow>
                      <math:mi>I</math:mi>
                      <math:mo math:stretchy="false">−</math:mo>
                      <math:mi>Q</math:mi>
                    </math:mrow>
                    <math:mo math:stretchy="false"></math:mo>
                  </math:mrow>
                </math:mrow>
                <math:msub>
                  <math:mi>g</math:mi>
                  <math:mrow>
                    <math:mi>y</math:mi>
                    <math:mi>,</math:mi>
                    <math:mi>p</math:mi>
                  </math:mrow>
                </math:msub>
                <math:msub>
                  <math:mover math:accent="true">
                    <math:mi>g</math:mi>
                    <math:mo math:stretchy="false"></math:mo>
                  </math:mover>
                  <math:mrow>
                    <math:mi>y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y</math:mi>
                      <math:mi>,</math:mi>
                      <math:mi math:fontstyle="italic">pq</math:mi>
                    </math:mrow>
                  </math:msub>
                  <math:mo math:stretchy="false">=</math:mo>
                  <math:mrow>
                    <math:mo math:stretchy="false"></math:mo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</math:mrow>
                <math:msub>
                  <math:mi>g</math:mi>
                  <math:mrow>
                    <math:mi>x</math:mi>
                    <math:mi>,</math:mi>
                    <math:mi>p</math:mi>
                  </math:mrow>
                </math:msub>
                <math:msub>
                  <math:mover math:accent="true">
                    <math:mi>g</math:mi>
                    <math:mo math:stretchy="false"></math:mo>
                  </math:mover>
                  <math:mrow>
                    <math:mi>y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x</math:mi>
                      <math:mi>,</math:mi>
                      <math:mi math:fontstyle="italic">pq</math:mi>
                    </math:mrow>
                  </math:msub>
                  <math:mo math:stretchy="false">=</math:mo>
                  <math:mrow>
                    <math:mo math:stretchy="false"></math:mo>
                    <math:mrow>
                      <math:mrow>
                        <math:mi>U</math:mi>
                        <math:mo math:stretchy="false"></math:mo>
                        <math:mi>i</math:mi>
                      </math:mrow>
                      <math:mi>V</math:mi>
                    </math:mrow>
                    <math:mo math:stretchy="false"></math:mo>
                  </math:mrow>
                </math:mrow>
                <math:msub>
                  <math:mi>g</math:mi>
                  <math:mrow>
                    <math:mi>y</math:mi>
                    <math:mi>,</math:mi>
                    <math:mi>p</math:mi>
                  </math:mrow>
                </math:msub>
                <math:msub>
                  <math:mover math:accent="true">
                    <math:mi>g</math:mi>
                    <math:mo math:stretchy="false"></math:mo>
                  </math:mover>
                  <math:mrow>
                    <math:mi>x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</math:mrow>
            </math:mrow>
          </math:mstyle>
        </math:mrow>
      </math:mtr>
    </math:mtable>
    <math:annotation math:encoding="StarMath 5.0">{bold V}_pq = {bold G}_p{bold K}_p {bold B} {bold K}^{ %dagger }_q {bold G}^{ %dagger }_q newline newline
{bold G}_p = left ( matrix{g_{x,p} # 0 ## 0 # g_{y,p} } right ) newline newline
alignc size 24 "or in scalar form:" newline
alignl size 24 { v_{xx,pq} = (I+Q) g_{x,p}{bar g}_{x,q}e^{-%i %phi_{pq}} } newline 
alignl size 24 { v_{yy,pq} = (I-Q) g_{y,p}{bar g}_{y,q}e^{-%i %phi_{pq}} } newline 
alignl size 24 { v_{xy,pq} = (U-%i V) g_{x,p}{bar g}_{y,q}e^{-%i %phi_{pq}} } newline 
alignl size 24 { v_{yx,pq} = (U+i V) g_{y,p}{bar g}_{x,q}e^{-%i %phi_{pq}} 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{bold B} {bold K}^{ %dagger }_q 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G</math:mi>
          </math:mrow>
        </math:mstyle>
        <math:mi>p</math:mi>
      </math:msub>
      <math:mo math:stretchy="false">=</math:mo>
      <math:mfenced math:open="" math:close="">
        <math:mtable>
          <math:mtr>
            <math:mtd>
              <math:mrow>
                <math:mrow>
                  <math:mn>1</math:mn>
                  <math:mo math:stretchy="false">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  <math:mtd>
              <math:mn>0</math:mn>
            </math:mtd>
          </math:mtr>
          <math:mtr>
            <math:mtd>
              <math:mn>0</math:mn>
            </math:mtd>
            <math:mtd>
              <math:mrow>
                <math:mrow>
                  <math:mn>1</math:mn>
                  <math:mo math:stretchy="false">−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</math:mtr>
        </math:mtable>
      </math:mfenced>
    </math:mrow>
    <math:annotation math:encoding="StarMath 5.0">{bold G}_p = left ( matrix{1+a_p(%nu-%nu_0) # 0 ## 0 # 1-a_p(%nu-%nu_0) } right ) 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>B</math:mi>
        </math:mrow>
      </math:mstyle>
      <math:mo math:stretchy="false">=</math:mo>
      <math:mfenced math:open="" math:close="">
        <math:mtable>
          <math:mtr>
            <math:mtd>
              <math:mrow>
                <math:mi>I</math:mi>
                <math:mo math:stretchy="false"></math:mo>
                <math:mi>Q</math:mi>
              </math:mrow>
            </math:mtd>
            <math:mtd>
              <math:mrow>
                <math:mrow>
                  <math:mi>U</math:mi>
                  <math:mo math:stretchy="false">−</math:mo>
                  <math:mo math:stretchy="false">i</math:mo>
                </math:mrow>
                <math:mi>V</math:mi>
              </math:mrow>
            </math:mtd>
          </math:mtr>
          <math:mtr>
            <math:mtd>
              <math:mrow>
                <math:mrow>
                  <math:mi>U</math:mi>
                  <math:mo math:stretchy="false"></math:mo>
                  <math:mo math:stretchy="false">i</math:mo>
                </math:mrow>
                <math:mi>V</math:mi>
              </math:mrow>
            </math:mtd>
            <math:mtd>
              <math:mrow>
                <math:mi>I</math:mi>
                <math:mo math:stretchy="false">−</math:mo>
                <math:mi>Q</math:mi>
              </math:mrow>
            </math:mtd>
          </math:mtr>
        </math:mtable>
      </math:mfenced>
    </math:mrow>
    <math:annotation math:encoding="StarMath 5.0">bold B = left ( matrix{I+Q # U- %i V ## U + %i V # I-Q} right )
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o math:stretchy="false"></math:mo>
          <math:mrow>
            <math:mrow>
              <math:mo math:stretchy="false"></math:mo>
              <math:mrow>
                <math:mi>u</math:mi>
                <math:mi>,</math:mi>
                <math:mi>v</math:mi>
                <math:mi>,</math:mi>
                <math:mi>w</math:mi>
                <math:mi>,</math:mi>
                <math:mo math:stretchy="false">l</math:mo>
                <math:mi>,</math:mi>
                <math:mo math:stretchy="false">m</math:mo>
                <math:mi>,</math:mi>
                <math:mo math:stretchy="false">n</math:mo>
                <math:mi>;</math:mi>
                <math:mo math:stretchy="false"></math:mo>
              </math:mrow>
              <math:mo math:stretchy="false"></math:mo>
            </math:mrow>
            <math:mo math:stretchy="false">=</math:mo>
            <math:mi>exp</math:mi>
          </math:mrow>
          <math:mrow>
            <math:mo math:stretchy="false"></math:mo>
            <math:mrow>
              <math:mrow>
                <math:mo math:stretchy="false">−</math:mo>
                <math:mfrac>
                  <math:mrow>
                    <math:mn>2</math:mn>
                    <math:mo math:stretchy="false"></math:mo>
                    <math:mo math:stretchy="false">i</math:mo>
                    <math:mo math:stretchy="false"></math:mo>
                  </math:mrow>
                  <math:mi>c</math:mi>
                </math:mfrac>
              </math:mrow>
              <math:mrow>
                <math:mo math:stretchy="false"></math:mo>
                <math:mrow>
                  <math:mi>u</math:mi>
                  <math:mrow>
                    <math:mo math:stretchy="false">l</math:mo>
                    <math:mo math:stretchy="false"></math:mo>
                    <math:mi>v</math:mi>
                  </math:mrow>
                  <math:mrow>
                    <math:mo math:stretchy="false">n</math:mo>
                    <math:mo math:stretchy="false"></math:mo>
                    <math:mi>w</math:mi>
                  </math:mrow>
                  <math:mo math:stretchy="false">n</math:mo>
                </math:mrow>
                <math:mo math:stretchy="false"></math:mo>
              </math:mrow>
            </math:mrow>
            <math:mo math:stretchy="false"></math:mo>
          </math:mrow>
        </math:mrow>
      </math:mrow>
    </math:mstyle>
    <math:annotation math:encoding="StarMath 5.0">size 24 { %PHI(u,v,w,%l,%m,%n;%nu) = exp(-{{2%pi%i%nu} over c}(u%l+v%n+w%n)) }
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EM field vector: </math:mtext>
              <math:mrow>
                <math:mover math:accent="true">
                  <math:mi>e</math:mi>
                  <math:mo math:stretchy="false"></math:mo>
                </math:mover>
                <math:mo math:stretchy="false">=</math:mo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  <math:mtext>     (2 complex numbers)</math:mtext>
            </math:mrow>
          </math:mrow>
        </math:mstyle>
      </math:mtr>
      <math:mtr>
        <math:mstyle math:fontsize="24pt">
          <math:mrow>
            <math:mtext>Propagation through a medium: </math:mtext>
          </math:mrow>
        </math:mstyle>
      </math:mtr>
      <math:mtr>
        <math:mstyle math:fontsize="24pt">
          <math:mrow>
            <math:mrow>
              <math:mtext>Can be fully described by a 2x2 complex </math:mtext>
              <math:mstyle math:fontstyle="italic">
                <math:mrow>
                  <math:mtext>Jones matrix:</math:mtext>
                </math:mrow>
              </math:mstyle>
            </math:mrow>
          </math:mrow>
        </math:mstyle>
      </math:mtr>
      <math:mtr>
        <math:mrow>
          <math:mover math:accent="true">
            <math:mi>e</math:mi>
            <math:mo math:stretchy="false"></math:mo>
          </math:mover>
          <math:mrow>
            <math:mi>'</math:mi>
            <math:mo math:stretchy="false">=</math:mo>
            <math:mstyle math:fontweight="bold">
              <math:mrow>
                <math:mi>J</math:mi>
              </math:mrow>
            </math:mstyle>
          </math:mrow>
          <math:mover math:accent="true">
            <math:mi>e</math:mi>
            <math:mo math:stretchy="false"></math:mo>
          </math:mover>
          <math:mi/>
          <math:mtext>or</math:mtext>
          <math:mi/>
          <math:mstyle math:fontsize="24pt">
            <math:mrow>
              <math:mrow>
                <math:mrow>
                  <math:mfenced math:open="" math:close="">
                    <math:mtable>
                      <math:mtr>
                        <math:mrow>
                          <math:msub>
                            <math:mi>e</math:mi>
                            <math:mi>x</math:mi>
                          </math:msub>
                          <math:mi>'</math:mi>
                        </math:mrow>
                      </math:mtr>
                      <math:mtr>
                        <math:mrow>
                          <math:msub>
                            <math:mi>e</math:mi>
                            <math:mi>y</math:mi>
                          </math:msub>
                          <math:mi>'</math:mi>
                        </math:mrow>
                      </math:mtr>
                    </math:mtable>
                  </math:mfenced>
                  <math:mo math:stretchy="false">=</math:mo>
                  <math:mfenced math:open="" math:close="">
                    <math:mtable>
                      <math:mtr>
                        <math:mtd/>
                        <math:mtd/>
                      </math:mtr>
                      <math:mtr>
                        <math:mtd/>
                        <math:mtd/>
                      </math:mtr>
                    </math:mtable>
                  </math:mfenced>
                </math:mrow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</math:mrow>
          </math:mstyle>
        </math:mrow>
      </math:mtr>
      <math:mtr>
        <math:mstyle math:fontsize="24pt">
          <math:mrow>
            <math:mtext>Obviously cumulative:</math:mtext>
          </math:mrow>
        </math:mstyle>
      </math:mtr>
      <math:mtr>
        <math:mrow>
          <math:mover math:accent="true">
            <math:mi>e</math:mi>
            <math:mo math:stretchy="false"></math:mo>
          </math:mover>
          <math:mrow>
            <math:mi>'</math:mi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n</math:mi>
            </math:msub>
          </math:mrow>
          <math:mrow>
            <math:mrow>
              <math:mo math:stretchy="false"></math:mo>
              <math:mrow>
                <math:msub>
                  <math:mstyle math:fontweight="bold">
                    <math:mrow>
                      <math:mi>J</math:mi>
                    </math:mrow>
                  </math:mstyle>
                  <math:mrow>
                    <math:mi>n</math:mi>
                    <math:mo math:stretchy="false">−</math:mo>
                    <math:mn>1</math:mn>
                  </math:mrow>
                </math:msub>
                <math:mrow>
                  <math:mo math:stretchy="false"></math:mo>
                  <math:mrow>
                    <math:mn>...</math:mn>
                    <math:msub>
                      <math:mstyle math:fontweight="bold">
                        <math:mrow>
                          <math:mi>J</math:mi>
                        </math:mrow>
                      </math:mstyle>
                      <math:mn>1</math:mn>
                    </math:msub>
                    <math:mover math:accent="true">
                      <math:mi>e</math:mi>
                      <math:mo math:stretchy="false"></math:mo>
                    </math:mover>
                  </math:mrow>
                  <math:mo math:stretchy="false"></math:mo>
                </math:mrow>
              </math:mrow>
              <math:mo math:stretchy="false"></math:mo>
            </math:mrow>
            <math:mo math:stretchy="false">=</math:mo>
            <math:mrow>
              <math:mo math:stretchy="false"></math:mo>
              <math:mrow>
                <math:munderover>
                  <math:mo math:stretchy="false">∏</math:mo>
                  <math:mrow>
                    <math:mi>i</math:mi>
                    <math:mo math:stretchy="false">=</math:mo>
                    <math:mi>n</math:mi>
                  </math:mrow>
                  <math:mn>1</math:mn>
                </math:munderover>
                <math:msub>
                  <math:mstyle math:fontweight="bold">
                    <math:mrow>
                      <math:mi>J</math:mi>
                    </math:mrow>
                  </math:mstyle>
                  <math:mi>i</math:mi>
                </math:msub>
              </math:mrow>
              <math:mo math:stretchy="false"></math:mo>
            </math:mrow>
          </math:mrow>
          <math:mrow>
            <math:mover math:accent="true">
              <math:mi>e</math:mi>
              <math:mo math:stretchy="false"></math:mo>
            </math:mover>
            <math:mo math:stretchy="false">=</math:mo>
            <math:mstyle math:fontweight="bold">
              <math:mrow>
                <math:mi>J</math:mi>
              </math:mrow>
            </math:mstyle>
          </math:mrow>
          <math:mover math:accent="true">
            <math:mi>e</math:mi>
            <math:mo math:stretchy="false"></math:mo>
          </math:mover>
        </math:mrow>
      </math:mtr>
      <math:mtr>
        <math:mstyle math:fontsize="24pt">
          <math:mrow>
            <math:mtext>(And do remember that matrices, in general, do not commute.)</math:mtext>
          </math:mrow>
        </math:mstyle>
      </math:mtr>
    </math:mtable>
    <math:annotation math:encoding="StarMath 5.0">size 24 { "EM field vector: " vec e = left ( binom e_x e_y right ) "     (2 complex numbers)"} newline 
size 24 { "Propagation through a medium: " } newline
size 24 { "Can be fully described by a 2x2 complex " italic "Jones matrix:"} newline
vec e' = bold J vec e ~~~"or"~~~ size 24 { left ( binom {e_x'} {e_y'} right ) = left ( matrix{&lt;?&gt; # &lt;?&gt; ## &lt;?&gt; # &lt;?&gt;} right ) left ( binom e_x e_y right ) } newline 
size 24 { "Obviously cumulative:"} newline
vec e' = {bold J}_n ( {bold J}_{n-1} ( ... {bold J}_1 vec e )) = (prod csub {i=n} csup 1 {bold J}_i ) vec e = {bold J} vec e newline
size 24 { "(And do remember that matrices, in general, do not commute.)"}
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 interferometer measures </math:mtext>
              <math:mstyle math:fontstyle="italic">
                <math:mrow>
                  <math:mtext>coherencies</math:mtext>
                </math:mrow>
              </math:mstyle>
              <math:mtext> btw vectors </math:mtext>
              <math:msub>
                <math:mover math:accent="true">
                  <math:mi>e</math:mi>
                  <math:mo math:stretchy="false"></math:mo>
                </math:mover>
                <math:mi>p</math:mi>
              </math:msub>
              <math:mi>,</math:mi>
              <math:msub>
                <math:mover math:accent="true">
                  <math:mi>e</math:mi>
                  <math:mo math:stretchy="false"></math:mo>
                </math:mover>
                <math:mi>q</math:mi>
              </math:msub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i>e</math:mi>
                  <math:mi math:fontstyle="italic">x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over math:accent="true">
                      <math:msub>
                        <math:mi>e</math:mi>
                        <math:mi math:fontstyle="italic">qx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x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over math:accent="true">
                      <math:msub>
                        <math:mi>e</math:mi>
                        <math:mi math:fontstyle="italic">qy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over math:accent="true">
                      <math:msub>
                        <math:mi>e</math:mi>
                        <math:mi math:fontstyle="italic">qx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over math:accent="true">
                      <math:msub>
                        <math:mi>e</math:mi>
                        <math:mi math:fontstyle="italic">qy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</math:mrow>
          </math:mrow>
        </math:mstyle>
      </math:mtr>
      <math:mtr>
        <math:mstyle math:fontsize="24pt">
          <math:mrow>
            <math:mtext>It is convenient to represent these as a matrix product:</math:mtext>
          </math:mrow>
        </math:mstyle>
      </math:mtr>
      <math:mtr>
        <math:mstyle math:fontsize="24pt">
          <math:mrow>
            <math:mrow>
              <math:mrow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row>
                    <math:mo math:stretchy="false">〈</math:mo>
                    <math:mrow>
                      <math:msub>
                        <math:mover math:accent="true">
                          <math:mi>e</math:mi>
                          <math:mo math:stretchy="false"></math:mo>
                        </math:mover>
                        <math:mi>p</math:mi>
                      </math:msub>
                      <math:msubsup>
                        <math:mover math:accent="true">
                          <math:mi>e</math:mi>
                          <math:mo math:stretchy="false"></math:mo>
                        </math:mover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row>
                  <math:mo math:stretchy="false">〈</math:mo>
                  <math:mrow>
                    <math:mfenced math:open="" math:close="">
                      <math:mtable>
                        <math:mtr>
                          <math:msub>
                            <math:mi>e</math:mi>
                            <math:mi math:fontstyle="italic">px</math:mi>
                          </math:msub>
                        </math:mtr>
                        <math:mtr>
                          <math:msub>
                            <math:mi>e</math:mi>
                            <math:mi math:fontstyle="italic">py</math:mi>
                          </math:msub>
                        </math:mtr>
                      </math:mtable>
                    </math:mfenced>
                    <math:mrow>
                      <math:mo math:stretchy="false"></math:mo>
                      <math:mrow>
                        <math:mover math:accent="true">
                          <math:msub>
                            <math:mi>e</math:mi>
                            <math:mi math:fontstyle="italic">qx</math:mi>
                          </math:msub>
                          <math:mo math:stretchy="false"></math:mo>
                        </math:mover>
                        <math:mi/>
                        <math:mover math:accent="true">
                          <math:msub>
                            <math:mi>e</math:mi>
                            <math:mi math:fontstyle="italic">qy</math:mi>
                          </math:msub>
                          <math:mo math:stretchy="false"></math:mo>
                        </math:mover>
                      </math:mrow>
                      <math:mo math:stretchy="false"></math:mo>
                    </math:mrow>
                  </math:mrow>
                  <math:mo math:stretchy="false">〉</math:mo>
                </math:mrow>
              </math:mrow>
              <math:mo math:stretchy="false">=</math:mo>
              <math:mfenced math:open="" math:close="">
                <math:mtable>
                  <math:mtr>
                    <math:mtd>
                      <math:msub>
                        <math:mi>e</math:mi>
                        <math:mi math:fontstyle="italic">xx</math:mi>
                      </math:msub>
                    </math:mtd>
                    <math:mtd>
                      <math:msub>
                        <math:mi>e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e</math:mi>
                        <math:mi math:fontstyle="italic">yx</math:mi>
                      </math:msub>
                    </math:mtd>
                    <math:mtd>
                      <math:msub>
                        <math:mi>e</math:mi>
                        <math:mi math:fontstyle="italic">yy</math:mi>
                      </math:msub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(</math:mtext>
              <math:mrow>
                <math:mo math:stretchy="false">〈</math:mo>
                <math:mi/>
                <math:mo math:stretchy="false">〉</math:mo>
              </math:mrow>
              <math:mtext>: time averaging;  </math:mtext>
              <math:mo math:stretchy="false">†</math:mo>
              <math:mtext>: conjugate-and-transpose)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text> is also called the </math:mtext>
              <math:mstyle math:fontstyle="italic">
                <math:mrow>
                  <math:mtext>visibility matrix.</math:mtext>
                </math:mrow>
              </math:mstyle>
            </math:mrow>
          </math:mrow>
        </math:mstyle>
      </math:mtr>
      <math:mtr/>
      <math:mtr>
        <math:mstyle math:fontsize="24pt">
          <math:mrow>
            <math:mstyle math:fontstyle="italic">
              <math:mrow>
                <math:mtext>Now let's assume that all radiation arrives from a single point,</math:mtext>
              </math:mrow>
            </math:mstyle>
          </math:mrow>
        </math:mstyle>
      </math:mtr>
      <math:mtr>
        <math:mstyle math:fontsize="24pt">
          <math:mrow>
            <math:mrow>
              <math:mstyle math:fontstyle="italic">
                <math:mrow>
                  <math:mtext>and that the 'source' E.M. vector is </math:mtext>
                </math:mrow>
              </math:mstyle>
              <math:mover math:accent="true">
                <math:mi math:fontstyle="italic">e.</math:mi>
                <math:mo math:stretchy="false"></math:mo>
              </math:mover>
              <math:mstyle math:fontstyle="italic">
                <math:mrow>
                  <math:mtext> We then have:</math:mtext>
                </math:mrow>
              </math:mstyle>
            </math:mrow>
          </math:mrow>
        </math:mstyle>
      </math:mtr>
    </math:mtable>
    <math:annotation math:encoding="StarMath 5.0">size 24 { "An interferometer measures " ital "coherencies" " btw vectors " {vec e}_p,{vec e}_q:} newline 
size 24 { e_xx = langle  e_px bar e_qx rangle, e_xy = langle e_px bar e_qy rangle,e_yx = langle  e_py bar e_qx rangle, e_yy = langle e_py bar e_qy rangle } newline
size 24 { "It is convenient to represent these as a matrix product:" } newline
size 24 { {bold V}_pq = langle {vec e}_p {vec e}^{%dagger}_q rangle = langle left ( stack{e_px # e_py} right ) (bar e_qx`bar e_qy) rangle = left ( matrix{e_xx # e_xy ## e_yx # e_yy} right ) } newline 
size 24 { "(" langle ` rangle ": time averaging;  " %dagger ": conjugate-and-transpose)" } newline 
size 24 { {bold V}_pq " is also called the " ital "visibility matrix." } newline newline 
size 24 { italic "Now let's assume that all radiation arrives from a single point," } newline
size 24 { italic "and that the 'source' E.M. vector is " vec e. italic " We then have:"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over>
          <math:mover math:accent="true">
            <math:mfenced math:open="" math:close="">
              <math:mtable>
                <math:mtr>
                  <math:mtd>
                    <math:mi math:fontstyle="italic">XX</math:mi>
                  </math:mtd>
                  <math:mtd>
                    <math:mi math:fontstyle="italic">XY</math:mi>
                  </math:mtd>
                </math:mtr>
                <math:mtr>
                  <math:mtd>
                    <math:mi math:fontstyle="italic">YX</math:mi>
                  </math:mtd>
                  <math:mtd>
                    <math:mi math:fontstyle="italic">YY</math:mi>
                  </math:mtd>
                </math:mtr>
              </math:mtable>
            </math:mfenced>
            <math:mo math:stretchy="false"></math:mo>
          </math:mover>
          <math:mtext>measured</math:mtext>
        </math:mover>
        <math:mo math:stretchy="false">=</math:mo>
        <math:mover>
          <math:mover math:accent="true">
            <math:mfenced math:open="" math:close="">
              <math:mtable>
                <math:mtr>
                  <math:mtd>
                    <math:msub>
                      <math:mi>j</math:mi>
                      <math:mrow>
                        <math:mi math:fontstyle="italic">x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x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  <math:mtr>
                  <math:mtd>
                    <math:msub>
                      <math:mi>j</math:mi>
                      <math:mrow>
                        <math:mi math:fontstyle="italic">y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y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</math:mtable>
            </math:mfenced>
            <math:mo math:stretchy="false"></math:mo>
          </math:mover>
          <math:msub>
            <math:mstyle math:fontsize="24pt">
              <math:mrow>
                <math:mstyle math:fontweight="bold">
                  <math:mrow>
                    <math:mi>J</math:mi>
                  </math:mrow>
                </math:mstyle>
              </math:mrow>
            </math:mstyle>
            <math:mi>p</math:mi>
          </math:msub>
        </math:mover>
      </math:mrow>
      <math:mover>
        <math:mover math:accent="true">
          <math:mfenced math:open="" math:close="">
            <math:mtable>
              <math:mtr>
                <math:mtd>
                  <math:mrow>
                    <math:mi>I</math:mi>
                    <math:mo math:stretchy="false"></math:mo>
                    <math:mi>Q</math:mi>
                  </math:mrow>
                </math:mtd>
                <math:mtd>
                  <math:mrow>
                    <math:mrow>
                      <math:mi>U</math:mi>
                      <math:mo math:stretchy="false">−</math:mo>
                      <math:mo math:stretchy="false">i</math:mo>
                    </math:mrow>
                    <math:mi>V</math:mi>
                  </math:mrow>
                </math:mtd>
              </math:mtr>
              <math:mtr>
                <math:mtd>
                  <math:mrow>
                    <math:mrow>
                      <math:mi>U</math:mi>
                      <math:mo math:stretchy="false"></math:mo>
                      <math:mo math:stretchy="false">i</math:mo>
                    </math:mrow>
                    <math:mi>V</math:mi>
                  </math:mrow>
                </math:mtd>
                <math:mtd>
                  <math:mrow>
                    <math:mi>I</math:mi>
                    <math:mo math:stretchy="false">−</math:mo>
                    <math:mi>Q</math:mi>
                  </math:mrow>
                </math:mtd>
              </math:mtr>
            </math:mtable>
          </math:mfenced>
          <math:mo math:stretchy="false"></math:mo>
        </math:mover>
        <math:mtext>source</math:mtext>
      </math:mover>
      <math:mover>
        <math:mover math:accent="true">
          <math:mfenced math:open="" math:close="">
            <math:mtable>
              <math:mtr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x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</math:msub>
                </math:mtd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y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</math:msub>
                </math:mtd>
              </math:mtr>
              <math:mtr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x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</math:msub>
                </math:mtd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yy</math:mi>
                      <math:mrow>
                        <math:mo math:stretchy="false"></math:mo>
                        <math:mi>l</math:mi>
                        <math:mo math:stretchy="false"></math:mo>
                      </math:mrow>
                    </math:mrow>
                  </math:msub>
                </math:mtd>
              </math:mtr>
            </math:mtable>
          </math:mfenced>
          <math:mo math:stretchy="false"></math:mo>
        </math:mover>
        <math:msubsup>
          <math:mstyle math:fontsize="24pt">
            <math:mrow>
              <math:mstyle math:fontweight="bold">
                <math:mrow>
                  <math:mi>J</math:mi>
                </math:mrow>
              </math:mstyle>
            </math:mrow>
          </math:mstyle>
          <math:mi>q</math:mi>
          <math:mo math:stretchy="false">†</math:mo>
        </math:msubsup>
      </math:mover>
    </math:mrow>
    <math:annotation math:encoding="StarMath 5.0">left ( matrix{XX # XY ## YX # YY} right ) overbrace "measured" =  
left ( matrix{j_{xx(p)} # j_{xy(p)} ## j_{yx(p)} # j_{yy(p)} } right ) overbrace {size 24 bold J}_p  {left ( matrix{I+Q#U-%i V##U+%i V#I-Q} right )} overbrace "source" 
left ( matrix{{bar j}_{xx(q)} # {bar j}_{yx(q)} ## {bar j}_{xy(q)} # {bar j}_{yy(l)} } right ) overbrace {size 24 bold J}^{%dagger}_q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J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J</math:mi>
          </math:mrow>
        </math:mstyle>
        <math:mi>q</math:mi>
        <math:mo math:stretchy="false">†</math:mo>
      </math:msubsup>
    </math:mrow>
    <math:annotation math:encoding="StarMath 5.0">{bold V}_pq = {bold J}_p bold B {bold J}^{%dagger}_q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size 24 { {bold P}_p = left ( matrix { cos %gamma_p # -sin %gamma_p ## sin %gamma_p # cos %gamma_p } right ) } 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i>,</math:mi>
              <math:msub>
                <math:mstyle math:fontweight="bold">
                  <math:mrow>
                    <math:mi>J</math:mi>
                  </math:mrow>
                </math:mstyle>
                <math:mi>q</math:mi>
              </math:msub>
              <math:mtext> are products of Jones matrice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i>,</math:mi>
              <math:mrow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qm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q1</math:mi>
              </math:msub>
            </math:mrow>
          </math:mrow>
        </math:mstyle>
      </math:mtr>
      <math:mtr>
        <math:mstyle math:fontsize="24pt">
          <math:mrow>
            <math:mrow>
              <math:mtext>Since </math:mtext>
              <math:mrow>
                <math:msup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qm</math:mi>
                      </math:msub>
                      <math:mn>...</math:mn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n>1</math:mn>
                      </math:msub>
                    </math:mrow>
                    <math:mo math:stretchy="false"></math:mo>
                  </math:mrow>
                  <math:mo math:stretchy="false">†</math:mo>
                </math:msup>
                <math:mo math:stretchy="false">=</math:mo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q1</math:mi>
                  <math:mo math:stretchy="false">†</math:mo>
                </math:msubsup>
              </math:mrow>
              <math:mn>...</math:mn>
              <math:msubsup>
                <math:mstyle math:fontweight="bold">
                  <math:mrow>
                    <math:mi>J</math:mi>
                  </math:mrow>
                </math:mstyle>
                <math:mi math:fontstyle="italic">qm</math:mi>
                <math:mo math:stretchy="false">†</math:mo>
              </math:msubsup>
              <math:mi>,</math:mi>
              <math:mtext> the M.E. becomes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X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n>...</math:mn>
          <math:msub>
            <math:mstyle math:fontweight="bold">
              <math:mrow>
                <math:mi>J</math:mi>
              </math:mrow>
            </math:mstyle>
            <math:mi math:fontstyle="italic">p1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 math:fontstyle="italic">q1</math:mi>
            <math:mo math:stretchy="false">†</math:mo>
          </math:msubsup>
          <math:mn>...</math:mn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</math:mtable>
    <math:annotation math:encoding="StarMath 5.0">size 24 { "If " {bold J}_p,{bold J}_q " are products of Jones matrices: " } newline
size 24 { {bold J}_p = {bold J}_pn ...  {bold J}_p1, {bold J}_q = {bold J}_qm ... {bold J}_q1 } newline
size 24 { "Since " ({bold J}_qm ... {bold J}_1)^%dagger = {bold J}^{%dagger}_q1 ... {bold J}^{%dagger}_qm, " the M.E. becomes:" } newline newline
{bold X}_pq =  {bold J}_pn ... {bold J}_p1 bold B {bold J}^{%dagger}_q1 ... {bold J}^{%dagger}_qm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sub>
        <math:mstyle math:fontweight="bold">
          <math:mrow>
            <math:mi>K</math:mi>
          </math:mrow>
        </math:mstyle>
        <math:mi>p</math:mi>
      </math:msub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{bold K}_p {bold B} {bold K}^{ %dagger }_q {bold G}^{ %dagger }_q 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row>
        <math:mo math:stretchy="false"></math:mo>
        <math:mrow>
          <math:msub>
            <math:mstyle math:fontweight="bold">
              <math:mrow>
                <math:mi>G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  <math:mo math:stretchy="false"></math:mo>
      </math:mrow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({bold G}_p {bold B} {bold G}^%dagger_q) {bold K}^{ %dagger }_q 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ntennas </math:mtext>
                <math:mi>p</math:mi>
                <math:mi>,</math:mi>
                <math:mi>q</math:mi>
                <math:mtext> then measure: </math:mtext>
                <math:mrow>
                  <math:msub>
                    <math:mover math:accent="true">
                      <math:mi>e</math:mi>
                      <math:mo math:stretchy="false"></math:mo>
                    </math:mover>
                    <math:mi>p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p</math:mi>
                  </math:msub>
                </math:mrow>
                <math:mover math:accent="true">
                  <math:mi>e</math:mi>
                  <math:mo math:stretchy="false"></math:mo>
                </math:mover>
                <math:mi>,</math:mi>
                <math:mi/>
                <math:mrow>
                  <math:msub>
                    <math:mover math:accent="true">
                      <math:mi>e</math:mi>
                      <math:mo math:stretchy="false"></math:mo>
                    </math:mover>
                    <math:mi>q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q</math:mi>
                  </math:msub>
                </math:mrow>
                <math:mover math:accent="true">
                  <math:mi>e</math:mi>
                  <math:mo math:stretchy="false"></math:mo>
                </math:mover>
              </math:mrow>
            </math:mrow>
          </math:mstyle>
        </math:mrow>
      </math:mtr>
      <math:mtr>
        <math:mrow>
          <math:mstyle math:fontsize="24pt">
            <math:mrow>
              <math:mrow>
                <math:mtext>where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text> are Jones matrices describing the signal paths</math:mtext>
              </math:mrow>
            </math:mrow>
          </math:mstyle>
        </math:mrow>
      </math:mtr>
      <math:mtr>
        <math:mrow>
          <math:mstyle math:fontsize="24pt">
            <math:mrow>
              <math:mtext>from the source to the antennas.</math:mtext>
            </math:mrow>
          </math:mstyle>
        </math:mrow>
      </math:mtr>
      <math:mtr>
        <math:mstyle math:fontsize="24pt">
          <math:mrow>
            <math:mrow>
              <math:mtext>Then </math:mtext>
              <math:mrow>
                <math:mrow>
                  <math:mrow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=</math:mo>
                    <math:mrow>
                      <math:mo math:stretchy="false">〈</math:mo>
                      <math:mrow>
                        <math:mrow>
                          <math:mo math:stretchy="false"></math:mo>
                          <math:mrow>
                            <math:msub>
                              <math:mstyle math:fontweight="bold">
                                <math:mrow>
                                  <math:mi>J</math:mi>
                                </math:mrow>
                              </math:mstyle>
                              <math:mi>p</math:mi>
                            </math:msub>
                            <math:mover math:accent="true">
                              <math:mi>e</math:mi>
                              <math:mo math:stretchy="false"></math:mo>
                            </math:mover>
                          </math:mrow>
                          <math:mo math:stretchy="false"></math:mo>
                        </math:mrow>
                        <math:msup>
                          <math:mrow>
                            <math:mo math:stretchy="false"></math:mo>
                            <math:mrow>
                              <math:msub>
                                <math:mstyle math:fontweight="bold">
                                  <math:mrow>
                                    <math:mi>J</math:mi>
                                  </math:mrow>
                                </math:mstyle>
                                <math:mi>q</math:mi>
                              </math:msub>
                              <math:mover math:accent="true">
                                <math:mi>e</math:mi>
                                <math:mo math:stretchy="false"></math:mo>
                              </math:mover>
                            </math:mrow>
                            <math:mo math:stretchy="false"></math:mo>
                          </math:mrow>
                          <math:mo math:stretchy="false">†</math:mo>
                        </math:msup>
                      </math:mrow>
                      <math:mo math:stretchy="false">〉</math:mo>
                    </math:mrow>
                  </math:mrow>
                  <math:mo math:stretchy="false">=</math:mo>
                  <math:mrow>
                    <math:mo math:stretchy="false">〈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>p</math:mi>
                      </math:msub>
                      <math:mrow>
                        <math:mo math:stretchy="false"></math:mo>
                        <math:mrow>
                          <math:mover math:accent="true">
                            <math:mi>e</math:mi>
                            <math:mo math:stretchy="false"></math:mo>
                          </math:mover>
                          <math:msup>
                            <math:mover math:accent="true">
                              <math:mi>e</math:mi>
                              <math:mo math:stretchy="false"></math:mo>
                            </math:mover>
                            <math:mo math:stretchy="false">†</math:mo>
                          </math:msup>
                        </math:mrow>
                        <math:mo math:stretchy="false">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</math:mo>
                  </math:mover>
                  <math:msup>
                    <math:mover math:accent="true">
                      <math:mi>e</math:mi>
                      <math:mo math:stretchy="false">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4pt">
          <math:mrow>
            <math:mrow>
              <math:mtext>The inner quantity is known as the </math:mtext>
              <math:mstyle math:fontstyle="italic">
                <math:mrow>
                  <math:mtext>source coherency</math:mtext>
                </math:mrow>
              </math:mstyle>
              <math:mtext>:</math:mtext>
            </math:mrow>
          </math:mrow>
        </math:mstyle>
      </math:mtr>
      <math:mtr>
        <math:mstyle math:fontsize="24pt">
          <math:mrow>
            <math:mrow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row>
                  <math:mo math:stretchy="false">〈</math:mo>
                  <math:mrow>
                    <math:mover math:accent="true">
                      <math:mi>e</math:mi>
                      <math:mo math:stretchy="false"></math:mo>
                    </math:mover>
                    <math:msup>
                      <math:mover math:accent="true">
                        <math:mi>e</math:mi>
                        <math:mo math:stretchy="false"></math:mo>
                      </math:mover>
                      <math:mo math:stretchy="false">†</math:mo>
                    </math:msup>
                  </math:mrow>
                  <math:mo math:stretchy="false">〉</math:mo>
                </math:mrow>
              </math:mrow>
              <math:mo math:stretchy="false">=</math:mo>
              <math:mfenced math:open="" math:close="">
                <math:mtable>
                  <math:mtr>
                    <math:mtd>
                      <math:mrow>
                        <math:mi>I</math:mi>
                        <math:mo math:stretchy="false"></math:mo>
                        <math:mi>Q</math:mi>
                      </math:mrow>
                    </math:mtd>
                    <math:mtd>
                      <math:mrow>
                        <math:mrow>
                          <math:mi>U</math:mi>
                          <math:mo math:stretchy="false">−</math:mo>
                          <math:mo math:stretchy="false">i</math:mo>
                        </math:mrow>
                        <math:mi>V</math:mi>
                      </math:mrow>
                    </math:mtd>
                  </math:mtr>
                  <math:mtr>
                    <math:mtd>
                      <math:mrow>
                        <math:mrow>
                          <math:mi>U</math:mi>
                          <math:mo math:stretchy="false"></math:mo>
                          <math:mo math:stretchy="false">i</math:mo>
                        </math:mrow>
                        <math:mi>V</math:mi>
                      </math:mrow>
                    </math:mtd>
                    <math:mtd>
                      <math:mrow>
                        <math:mi>I</math:mi>
                        <math:mo math:stretchy="false">−</math:mo>
                        <math:mi>Q</math:mi>
                      </math:mrow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a.k.a. the </math:mtext>
              <math:mstyle math:fontstyle="italic">
                <math:mrow>
                  <math:mtext>source brightness.</math:mtext>
                </math:mrow>
              </math:mstyle>
              <math:mtext> Thus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alignl size 24 { "Antennas " p,q " then measure: " {vec e}_p = {bold J}_p vec e, ~~ {vec e}_q = {bold J}_q vec e } newline
alignl size 24 { "where " {bold J}_p,{bold J}_q " are Jones matrices describing the signal paths"} newline
alignl size 24 { "from the source to the antennas." } newline
size 24 { "Then " {bold V}_pq = langle ({bold J}_p vec e ) ({bold J}_q vec e)^%dagger rangle = langle {bold J}_p (vec e {vec e}^{%dagger} ) {bold J}_q^%dagger rangle = {bold J}_p langle vec e {vec e}^{%dagger} rangle {bold J}_q^%dagger } newline
size 24 { "The inner quantity is known as the " ital "source coherency" ":" } newline
size 24 { bold B = langle vec e {vec e}^%dagger rangle = left ( matrix {I+Q # U-%i V ## U+%i V # I-Q } right ) } newline
size 24 { "a.k.a. the " italic "source brightness." " Thus:" } newline newline
{bold V}_pq = {bold J}_p bold B {bold J}^{%dagger}_q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  <math:mo math:stretchy="false">≡</math:mo>
            <math:mtext>Rot</math:mtext>
          </math:mrow>
          <math:msub>
            <math:mo math:stretchy="false"></math:mo>
            <math:mi>p</math:mi>
          </math:msub>
        </math:mrow>
      </math:mtr>
      <math:mtr>
        <math:mstyle math:fontsize="24pt">
          <math:mrow>
            <math:mrow>
              <math:msub>
                <math:mo math:stretchy="false"></math:mo>
                <math:mi>p</math:mi>
              </math:msub>
              <math:mi>:</math:mi>
              <math:mtext> parallactic angle for antenna </math:mtext>
              <math:mi>p</math:mi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newline
{bold P}_p = left ( matrix { cos %gamma_p # -sin %gamma_p ## sin %gamma_p # cos %gamma_p } right ) equiv "Rot" %gamma_p newline
size 24 { %gamma_p: " parallactic angle for antenna " p }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Even w/o instrumental effects, we still have geometry, so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text> is a </math:mtext>
              <math:mstyle math:fontstyle="italic">
                <math:mrow>
                  <math:mtext>phase shift</math:mtext>
                </math:mrow>
              </math:mstyle>
              <math:mtext> term, a </math:mtext>
              <math:mstyle math:fontstyle="italic">
                <math:mrow>
                  <math:mstyle math:fontweight="bold">
                    <math:mrow>
                      <math:mtext>scalar</math:mtext>
                    </math:mrow>
                  </math:mstyle>
                </math:mrow>
              </math:mstyle>
              <math:mtext> Jones matrix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</math:mtr>
                  </math:mtable>
                </math:mfenced>
              </math:mrow>
              <math:mo math:stretchy="false">≡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p</math:mi>
                  </math:msub>
                </math:mrow>
              </math:msup>
            </math:mrow>
          </math:mrow>
        </math:mstyle>
      </math:mtr>
      <math:mtr>
        <math:mrow>
          <math:mstyle math:fontsize="24pt">
            <math:mrow>
              <math:mrow>
                <math:mstyle math:fontstyle="italic">
                  <math:mrow>
                    <math:mtext>Antenna phase </math:mtext>
                  </math:mrow>
                </math:mstyle>
                <math:msub>
                  <math:mo math:stretchy="false"></math:mo>
                  <math:mi>p</math:mi>
                </math:msub>
                <math:mtext> accounts for the pathlength difference: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o math:stretchy="false"></math:mo>
                  <math:mi>p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>p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>p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>p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4pt">
            <math:mrow>
              <math:mrow>
                <math:mtext>where </math:mtext>
                <math:msub>
                  <math:mi>u</math:mi>
                  <math:mi>p</math:mi>
                </math:msub>
                <math:mi>,</math:mi>
                <math:msub>
                  <math:mi>v</math:mi>
                  <math:mi>p</math:mi>
                </math:msub>
                <math:mi>,</math:mi>
                <math:msub>
                  <math:mi>w</math:mi>
                  <math:mi>p</math:mi>
                </math:msub>
                <math:mtext> are antenna cooordinates (in wavelengths)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o math:stretchy="false">l</math:mo>
                <math:mi>,</math:mi>
                <math:mo math:stretchy="false">m</math:mo>
                <math:mi>,</math:mi>
                <math:mo math:stretchy="false">n</math:mo>
                <math:mtext> are the direction cosines for the source.</math:mtext>
              </math:mrow>
            </math:mrow>
          </math:mstyle>
        </math:mrow>
      </math:mtr>
      <math:mtr>
        <math:mstyle math:fontsize="20pt">
          <math:mrow>
            <math:mrow>
              <math:mo math:stretchy="false"></math:mo>
              <math:mrow>
                <math:mrow>
                  <math:mo math:stretchy="false">n</math:mo>
                  <math:mo math:stretchy="false">=</math:mo>
                  <math:msqrt>
                    <math:mrow>
                      <math:mrow>
                        <math:mn>1</math:mn>
                        <math:mo math:stretchy="false">−</math:mo>
                        <math:msup>
                          <math:mo math:stretchy="false">l</math:mo>
                          <math:mn>2</math:mn>
                        </math:msup>
                      </math:mrow>
                      <math:mo math:stretchy="false">−</math:mo>
                      <math:msup>
                        <math:mo math:stretchy="false">m</math:mo>
                        <math:mn>2</math:mn>
                      </math:msup>
                    </math:mrow>
                  </math:msqrt>
                </math:mrow>
                <math:mtext>,  for "small" fields </math:mtext>
                <math:mrow>
                  <math:mi>n</math:mi>
                  <math:mo math:stretchy="false"></math:mo>
                  <math:mn>1.</math:mn>
                </math:mrow>
                <math:mtext> For coplanar arrays, </math:mtext>
                <math:mrow>
                  <math:mi>w</math:mi>
                  <math:mo math:stretchy="false"></math:mo>
                  <math:mn>0</math:mn>
                </math:mrow>
              </math:mrow>
              <math:mo math:stretchy="false"></math:mo>
            </math:mrow>
          </math:mrow>
        </math:mstyle>
      </math:mtr>
    </math:mtable>
    <math:annotation math:encoding="StarMath 5.0">size 24 { "Even w/o instrumental effects, we still have geometry, so: " } newline
{bold V}_pq = {bold K}_p {bold B} {bold K}^{ %dagger }_q newline size 24 { {bold K}_p " is a " italic "phase shift" " term, a " ital bold "scalar" " Jones matrix:" } newline 
size 24 { {bold K}_p = left ( matrix{e^{-%i %phi_p} # 0 ## 0 # e^{-%i %phi_p}} right ) equiv e^{-%i %phi_p} } newline
alignl size 24 { italic "Antenna phase " %phi_p " accounts for the pathlength difference: " } newline
size 24 { %phi_p = 2%pi (u_p %l + v_p %m + w_p (%n-1)) } newline  
alignl size 24 { "where " u_p,v_p,w_p " are antenna cooordinates (in wavelengths)," } newline
alignl size 24 { "and " %l,%m,%n " are the direction cosines for the source."} newline
size 20 { ( %n=sqrt {1-%l^2-%m^2} ",  for \"small\" fields " n toward 1. " For coplanar arrays, " w toward 0 ) }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'Classic' (scalar) visibility of a source: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i>I</math:mi>
          </math:mrow>
          <math:msup>
            <math:mi>e</math:mi>
            <math:mrow>
              <math:mrow>
                <math:mo math:stretchy="false">−</math:mo>
                <math:mo math:stretchy="false">i</math:mo>
              </math:mrow>
              <math:msub>
                <math:mo math:stretchy="false"></math:mo>
                <math:mi math:fontstyle="italic">pq</math:mi>
              </math:msub>
            </math:mrow>
          </math:msup>
        </math:mrow>
      </math:mtr>
      <math:mtr>
        <math:mstyle math:fontsize="24pt">
          <math:mrow>
            <math:mrow>
              <math:mtext>where </math:mtext>
              <math:msub>
                <math:mo math:stretchy="false"></math:mo>
                <math:mi math:fontstyle="italic">pq</math:mi>
              </math:msub>
              <math:mtext> is </math:mtext>
              <math:mstyle math:fontstyle="italic">
                <math:mrow>
                  <math:mtext>interferometer phase:</math:mtext>
                </math:mrow>
              </math:mstyle>
            </math:mrow>
          </math:mrow>
        </math:mstyle>
      </math:mtr>
      <math:mtr>
        <math:mstyle math:fontsize="24pt">
          <math:mrow>
            <math:mrow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/>
      <math:mtr>
        <math:mstyle math:fontsize="24pt">
          <math:mrow>
            <math:mtext>The baseline uwv's correspond to antenna uwv's:</math:mtext>
          </math:mrow>
        </math:mstyle>
      </math:mtr>
      <math:mtr>
        <math:mstyle math:fontsize="24pt">
          <math:mrow>
            <math:mrow>
              <math:mrow>
                <math:msub>
                  <math:mi>u</math:mi>
                  <math:mi math:fontstyle="italic">pq</math:mi>
                </math:msub>
                <math:mo math:stretchy="false">=</math:mo>
                <math:mrow>
                  <math:msub>
                    <math:mi>u</math:mi>
                    <math:mi>p</math:mi>
                  </math:msub>
                  <math:mo math:stretchy="false">−</math:mo>
                  <math:msub>
                    <math:mi>u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v</math:mi>
                  <math:mi math:fontstyle="italic">pq</math:mi>
                </math:msub>
                <math:mo math:stretchy="false">=</math:mo>
                <math:mrow>
                  <math:msub>
                    <math:mi>v</math:mi>
                    <math:mi>p</math:mi>
                  </math:msub>
                  <math:mo math:stretchy="false">−</math:mo>
                  <math:msub>
                    <math:mi>v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w</math:mi>
                  <math:mi math:fontstyle="italic">pq</math:mi>
                </math:msub>
                <math:mo math:stretchy="false">=</math:mo>
                <math:mrow>
                  <math:msub>
                    <math:mi>w</math:mi>
                    <math:mi>p</math:mi>
                  </math:msub>
                  <math:mo math:stretchy="false">−</math:mo>
                  <math:msub>
                    <math:mi>w</math:mi>
                    <math:mi>q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o math:stretchy="false">⇒</math:mo>
              <math:mi/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row>
                  <math:msub>
                    <math:mo math:stretchy="false"></math:mo>
                    <math:mi>p</math:mi>
                  </math:msub>
                  <math:mo math:stretchy="false">−</math:mo>
                  <math:msub>
                    <math:mo math:stretchy="false"></math:mo>
                    <math:mi>q</math:mi>
                  </math:msub>
                </math:mrow>
              </math:mrow>
              <math:mstyle math:fontsize="24pt">
                <math:mrow>
                  <math:mtext>,  and </math:mtext>
                </math:mrow>
              </math:mstyle>
              <math:mi/>
              <math:mrow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sup>
                <math:mi>e</math:mi>
                <math:mrow>
                  <math:mo math:stretchy="false">i</math:mo>
                  <math:msub>
                    <math:mo math:stretchy="false"></math:mo>
                    <math:mi>q</math:mi>
                  </math:msub>
                </math:mrow>
              </math:msup>
            </math:mrow>
          </math:mrow>
        </math:mstyle>
      </math:mtr>
    </math:mtable>
    <math:annotation math:encoding="StarMath 5.0">size 24 { "'Classic' (scalar) visibility of a source:"} newline
v_pq = I e^{ - %i %phi_pq} newline 
size 24 { "where " %phi_{pq} " is " italic "interferometer phase:"} newline
size 24 { %phi_pq = 2%pi (u_pq %l + v_pq %m + w_pq (%n-1)) } newline newline
size 24 { "The baseline uwv's correspond to antenna uwv's:" } newline
size 24 { u_pq = u_p - u_q, ~ v_pq = v_p- v_q,~ w_pq = w_p - w_q } newline
size 24 { drarrow ~ %phi_pq = %phi_p - %phi_q size 24 ",  and " ~ e^{-%i %phi_pq} = e^{-%i%phi_p} e^{%i%phi_q} } newline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can then rewrite: 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sub>
                  <math:mo math:stretchy="false"></math:mo>
                  <math:mi>p</math:mi>
                </math:msub>
              </math:mrow>
            </math:msup>
          </math:mrow>
          <math:mi>I</math:mi>
          <math:msup>
            <math:mrow>
              <math:mo math:stretchy="false">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q</math:mi>
                  </math:msub>
                </math:mrow>
              </math:msup>
              <math:mo math:stretchy="false"></math:mo>
            </math:mrow>
            <math:mo math:stretchy="false">†</math:mo>
          </math:msup>
        </math:mrow>
      </math:mtr>
      <math:mtr/>
      <math:mtr>
        <math:mstyle math:fontsize="24pt">
          <math:mrow>
            <math:mtext>compare this to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ith </math:mtext>
              <math:mi/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fenced math:open="" math:close="">
                  <math:mtable>
                    <math:mtr>
                      <math:mtd>
                        <math:mi>I</math:mi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i>I</math:mi>
                      </math:mtd>
                    </math:mtr>
                  </math:mtable>
                </math:mfenced>
              </math:mrow>
            </math:mrow>
          </math:mrow>
        </math:mstyle>
      </math:mtr>
    </math:mtable>
    <math:annotation math:encoding="StarMath 5.0">size 24 { "We can then rewrite: "} newline
v_pq = e^{-%i%phi_p}I(e^{-%i%phi_q})^%dagger newline newline
size 24 "compare this to:" newline
{bold V}_pq={bold K}_p bold B {bold K}^{%dagger}_q, newline
size 24 { "with " ~ bold B = left ( matrix{I # 0 ## 0 # I} right )}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